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0.625in"/>
    </style:style>
    <style:style style:name="co4" style:family="table-column">
      <style:table-column-properties fo:break-before="auto" style:column-width="0.8958333333333334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020833333333333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3645833333333335in"/>
    </style:style>
    <style:style style:name="co10" style:family="table-column">
      <style:table-column-properties fo:break-before="auto" style:column-width="1.71875in"/>
    </style:style>
    <style:style style:name="co11" style:family="table-column">
      <style:table-column-properties fo:break-before="auto" style:column-width="1.1458333333333333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0.5833333333333334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4270833333333335in"/>
    </style:style>
    <style:style style:name="co17" style:family="table-column">
      <style:table-column-properties fo:break-before="auto" style:column-width="1.0520833730697632in"/>
    </style:style>
    <style:style style:name="co18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Breakfast">
      <style:table-properties table:display="true" style:writing-mode="lr-tb"/>
    </style:style>
    <style:style style:name="ta2" style:family="table" style:master-page-name="PageStyle_5f_Lunches">
      <style:table-properties table:display="true" style:writing-mode="lr-tb"/>
    </style:style>
    <style:style style:name="ta3" style:family="table" style:master-page-name="PageStyle_5f_Dinners">
      <style:table-properties table:display="true" style:writing-mode="lr-tb"/>
    </style:style>
    <style:style style:name="ta4" style:family="table" style:master-page-name="PageStyle_5f_SnacksBreaks">
      <style:table-properties table:display="true" style:writing-mode="lr-tb"/>
    </style:style>
    <style:style style:name="ta5" style:family="table" style:master-page-name="PageStyle_5f_To hireborrow">
      <style:table-properties table:display="true" style:writing-mode="lr-tb"/>
    </style:style>
    <style:style style:name="ta6" style:family="table" style:master-page-name="PageStyle_5f_test">
      <style:table-properties table:display="true" style:writing-mode="lr-tb"/>
    </style:style>
    <style:style style:name="ta7" style:family="table" style:master-page-name="PageStyle_5f_Notes">
      <style:table-properties table:display="true" style:writing-mode="lr-tb"/>
    </style:style>
    <style:style style:name="ta8" style:family="table" style:master-page-name="PageStyle_5f_Brooke Japanese dinn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93C47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 fo:background-color="#93C47D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  <style:style style:name="ce30" style:family="table-cell" style:parent-style-name="Default">
      <style:table-cell-properties style:vertical-align="bottom" fo:background-color="#93C47D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 fo:background-color="#93C47D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background-color="#93C47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  <style:style style:name="ce3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style:vertical-align="bottom" fo:background-color="#93C47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style:vertical-align="bottom" fo:background-color="#93C47D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style:vertical-align="bottom" fo:background-color="#D0E0E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style:vertical-align="bottom" fo:background-color="#D0E0E3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fo:background-color="#D0E0E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>
      <style:table-cell-properties fo:background-color="#D0E0E3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ce5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6B6C6E" style:text-underline-style="none"/>
    </style:style>
    <style:style style:name="ce52" style:family="table-cell" style:parent-style-name="Default">
      <style:table-cell-properties style:vertical-align="bottom" fo:background-color="#F9F9F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6B6C6E" style:text-underline-style="none"/>
    </style:style>
    <style:style style:name="ce5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ce54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ce55" style:family="table-cell" style:parent-style-name="Default">
      <style:table-cell-properties fo:background-color="#D9EAD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style:vertical-align="bottom" fo:background-color="#D9EAD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>
      <style:table-cell-properties style:vertical-align="bottom" fo:background-color="#FFF2CC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>
      <style:table-cell-properties style:vertical-align="bottom" fo:background-color="#D9EAD3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>
      <style:table-cell-properties style:vertical-align="bottom" fo:background-color="#D9EAD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>
      <style:table-cell-properties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>
      <style:table-cell-properties fo:background-color="#D9EAD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>
      <style:table-cell-properties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>
      <style:table-cell-properties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4" style:family="table-cell" style:parent-style-name="Default">
      <style:table-cell-properties fo:background-color="#FFF2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>
      <style:table-cell-properties style:vertical-align="bottom" fo:background-color="#93C47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6" style:family="table-cell" style:parent-style-name="Default">
      <style:table-cell-properties style:vertical-align="bottom" fo:background-color="#FFF2CC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>
      <style:table-cell-properties style:vertical-align="bottom" fo:background-color="#FF00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>
      <style:table-cell-properties fo:background-color="#FF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9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ce7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ce7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ce72" style:family="table-cell" style:parent-style-name="Default">
      <style:table-cell-properties style:vertical-align="bottom" fo:background-color="#D9EAD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ce73" style:family="table-cell" style:parent-style-name="Default">
      <style:table-cell-properties style:vertical-align="bottom" fo:background-color="#FFF2CC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ce7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ce7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ce76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ce77" style:family="table-cell" style:parent-style-name="Default">
      <style:table-cell-properties style:vertical-align="bottom" fo:background-color="#B7B7B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8" style:family="table-cell" style:parent-style-name="Default">
      <style:table-cell-properties fo:background-color="#B7B7B7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9" style:family="table-cell" style:parent-style-name="Default">
      <style:table-cell-properties style:vertical-align="bottom" fo:background-color="#B7B7B7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0" style:family="table-cell" style:parent-style-name="Default">
      <style:table-cell-properties style:vertical-align="bottom" fo:background-color="#B7B7B7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1" style:family="table-cell" style:parent-style-name="Default">
      <style:table-cell-properties fo:background-color="#B7B7B7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2" style:family="table-cell" style:parent-style-name="Default">
      <style:table-cell-properties style:vertical-align="bottom" fo:background-color="#B7B7B7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ce84" style:family="table-cell" style:parent-style-name="Default">
      <style:table-cell-properties style:vertical-align="bottom" fo:background-color="#B6D7A8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5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33333" style:text-underline-style="solid" style:text-underline-type="single"/>
    </style:style>
    <style:style style:name="ce86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7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8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33333" style:text-underline-style="none"/>
    </style:style>
    <style:style style:name="ce9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33333" style:text-underline-style="none"/>
    </style:style>
    <style:style style:name="ce9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33333" style:text-underline-style="none"/>
    </style:style>
    <style:style style:name="ce92" style:family="table-cell" style:parent-style-name="Default">
      <style:table-cell-properties style:vertical-align="bottom" fo:background-color="#93C47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3" style:family="table-cell" style:parent-style-name="Default">
      <style:table-cell-properties fo:background-color="#93C47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4" style:family="table-cell" style:parent-style-name="Default">
      <style:table-cell-properties style:vertical-align="bottom" fo:background-color="#93C47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5" style:family="table-cell" style:parent-style-name="Default">
      <style:table-cell-properties fo:background-color="#FFF2CC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6" style:family="table-cell" style:parent-style-name="Default">
      <style:table-cell-properties style:vertical-align="bottom" fo:background-color="#D9EAD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7" style:family="table-cell" style:parent-style-name="Default">
      <style:table-cell-properties fo:background-color="#FF0000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8" style:family="table-cell" style:parent-style-name="Default">
      <style:table-cell-properties fo:background-color="#D9EAD3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9" style:family="table-cell" style:parent-style-name="Default">
      <style:table-cell-properties fo:background-color="#FFF2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  <style:style style:name="ce101" style:family="table-cell" style:parent-style-name="Default">
      <style:table-cell-properties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  <style:style style:name="ce102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  <style:style style:name="ce103" style:family="table-cell" style:parent-style-name="Default">
      <style:table-cell-properties style:vertical-align="bottom" fo:background-color="#D9EAD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  <style:style style:name="ce105" style:family="table-cell" style:parent-style-name="Default">
      <style:table-cell-properties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6" style:family="table-cell" style:parent-style-name="Default">
      <style:table-cell-properties fo:background-color="#93C47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108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9" style:family="table-cell" style:parent-style-name="Default">
      <style:table-cell-properties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0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8pt" style:font-size-asian="8pt" style:font-size-complex="8pt" style:use-window-font-color="true" style:text-underline-style="none"/>
    </style:style>
    <style:style style:name="ce111" style:family="table-cell" style:parent-style-name="Default">
      <style:table-cell-properties style:vertical-align="bottom" fo:background-color="#9999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2" style:family="table-cell" style:parent-style-name="Default">
      <style:table-cell-properties style:vertical-align="bottom" fo:background-color="#9999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3" style:family="table-cell" style:parent-style-name="Default">
      <style:table-cell-properties fo:background-color="#99999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4" style:family="table-cell" style:parent-style-name="Default">
      <style:table-cell-properties style:vertical-align="bottom" fo:background-color="#99999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5" style:family="table-cell" style:parent-style-name="Default">
      <style:table-cell-properties style:vertical-align="bottom" fo:background-color="#999999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6" style:family="table-cell" style:parent-style-name="Default">
      <style:table-cell-properties style:vertical-align="bottom" fo:background-color="#999999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7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8" style:family="table-cell" style:parent-style-name="Default">
      <style:table-cell-properties style:vertical-align="bottom" fo:background-color="#6AA84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0" style:family="table-cell" style:parent-style-name="Default">
      <style:table-cell-properties fo:background-color="#B6D7A8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1" style:family="table-cell" style:parent-style-name="Default">
      <style:table-cell-properties style:vertical-align="bottom" fo:background-color="#B6D7A8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2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54545" style:text-underline-style="none"/>
    </style:style>
    <style:style style:name="ce123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124" style:family="table-cell" style:parent-style-name="Default">
      <style:table-cell-properties style:vertical-align="bottom" fo:background-color="#F6F6F6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125" style:family="table-cell" style:parent-style-name="Default">
      <style:table-cell-properties fo:background-color="#93C47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6" style:family="table-cell" style:parent-style-name="Default">
      <style:table-cell-properties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7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5F3636" style:text-underline-style="none"/>
    </style:style>
    <style:style style:name="ce128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5F3636" style:text-underline-style="none"/>
    </style:style>
    <style:style style:name="ce129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13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ce131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2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  <style:style style:name="T2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5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0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1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2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T3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6B6C6E" style:text-underline-style="none"/>
    </style:style>
    <style:style style:name="T3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6B6C6E" style:text-underline-style="none"/>
    </style:style>
    <style:style style:name="T3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T3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T3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0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1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1" style:family="text">
      <style:text-properties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T52" style:family="text">
      <style:text-properties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T53" style:family="text">
      <style:text-properties fo:font-weight="bold" style:font-weight-asian="bold" style:font-weight-complex="bold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T54" style:family="text">
      <style:text-properties fo:font-weight="bold" style:font-weight-asian="bold" style:font-weight-complex="bold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T55" style:family="text">
      <style:text-properties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T56" style:family="text">
      <style:text-properties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T57" style:family="text">
      <style:text-properties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T58" style:family="text">
      <style:text-properties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T5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0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1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3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4" style:family="text">
      <style:text-properties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T65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33333" style:text-underline-style="solid" style:text-underline-type="single"/>
    </style:style>
    <style:style style:name="T6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6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33333" style:text-underline-style="none"/>
    </style:style>
    <style:style style:name="T7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33333" style:text-underline-style="none"/>
    </style:style>
    <style:style style:name="T7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33333" style:text-underline-style="none"/>
    </style:style>
    <style:style style:name="T73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4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5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  <style:style style:name="T8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  <style:style style:name="T8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  <style:style style:name="T83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  <style:style style:name="T8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8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8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90" style:family="text">
      <style:text-properties fo:font-weight="normal" style:font-weight-asian="normal" style:font-weight-complex="normal" fo:font-style="normal" style:font-style-asian="normal" style:font-style-complex="normal" style:text-line-through-style="solid" fo:font-size="8pt" style:font-size-asian="8pt" style:font-size-complex="8pt" style:use-window-font-color="true" style:text-underline-style="none"/>
    </style:style>
    <style:style style:name="T9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4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5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0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1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54545" style:text-underline-style="none"/>
    </style:style>
    <style:style style:name="T10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10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T10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5F3636" style:text-underline-style="none"/>
    </style:style>
    <style:style style:name="T107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5F3636" style:text-underline-style="none"/>
    </style:style>
    <style:style style:name="T10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0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T110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1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Breakfast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251"/>
        <table:table-row table:style-name="ro2">
          <table:table-cell table:number-columns-repeated="26" table:style-name="ce21"/>
        </table:table-row>
        <table:table-row table:style-name="ro2">
          <table:table-cell table:style-name="ce22" office:value-type="string">
            <text:p>Breakfast</text:p>
          </table:table-cell>
          <table:table-cell table:number-columns-repeated="5" table:style-name="ce23"/>
          <table:table-cell table:style-name="ce24" office:value-type="string">
            <text:p>People</text:p>
          </table:table-cell>
          <table:table-cell table:number-columns-repeated="19" table:style-name="ce23"/>
        </table:table-row>
        <table:table-row table:style-name="ro2">
          <table:table-cell table:number-columns-repeated="3" table:style-name="ce21"/>
          <table:table-cell table:style-name="ce25" office:value-type="string">
            <text:p>proportion</text:p>
          </table:table-cell>
          <table:table-cell table:style-name="ce25" office:value-type="string">
            <text:p>per person / per meal</text:p>
          </table:table-cell>
          <table:table-cell table:style-name="ce22" office:value-type="string">
            <text:p>measure</text:p>
          </table:table-cell>
          <table:table-cell table:style-name="ce26" office:value-type="float" office:value="60">
            <text:p>60</text:p>
          </table:table-cell>
          <table:table-cell table:style-name="ce26"/>
          <table:table-cell table:number-columns-repeated="18" table:style-name="ce23"/>
        </table:table-row>
        <table:table-row table:style-name="ro2">
          <table:table-cell table:style-name="ce27" office:value-type="string">
            <text:p>Cereal</text:p>
          </table:table-cell>
          <table:table-cell table:number-columns-repeated="2" table:style-name="ce28"/>
          <table:table-cell table:style-name="ce29"/>
          <table:table-cell table:style-name="ce30"/>
          <table:table-cell table:style-name="ce31"/>
          <table:table-cell table:number-columns-repeated="2" table:style-name="ce32"/>
          <table:table-cell table:number-columns-repeated="18" table:style-name="ce33"/>
        </table:table-row>
        <table:table-row table:style-name="ro2">
          <table:table-cell table:style-name="ce21" office:value-type="string">
            <text:p>Joghurt</text:p>
          </table:table-cell>
          <table:table-cell table:style-name="ce21"/>
          <table:table-cell table:style-name="ce34"/>
          <table:table-cell table:style-name="ce35"/>
          <table:table-cell table:style-name="ce36" office:value-type="float" office:value="50">
            <text:p>50</text:p>
          </table:table-cell>
          <table:table-cell table:style-name="ce37" office:value-type="string">
            <text:p>ml</text:p>
          </table:table-cell>
          <table:table-cell table:style-name="ce38" table:formula="oooc:=[.E5]*[.$G$3]" office:value-type="string">
            <text:p>3000</text:p>
          </table:table-cell>
          <table:table-cell table:style-name="ce38"/>
          <table:table-cell table:number-columns-repeated="18" table:style-name="ce23"/>
        </table:table-row>
        <table:table-row table:style-name="ro2">
          <table:table-cell table:style-name="ce37" office:value-type="string">
            <text:p>Milk (UHT)</text:p>
          </table:table-cell>
          <table:table-cell table:style-name="ce23"/>
          <table:table-cell table:style-name="ce34"/>
          <table:table-cell table:style-name="ce39"/>
          <table:table-cell table:style-name="ce36" office:value-type="float" office:value="100">
            <text:p>100</text:p>
          </table:table-cell>
          <table:table-cell table:style-name="ce37" office:value-type="string">
            <text:p>ml</text:p>
          </table:table-cell>
          <table:table-cell table:style-name="ce38" table:formula="oooc:=[.E6]*[.$G$3]" office:value-type="string">
            <text:p>6000</text:p>
          </table:table-cell>
          <table:table-cell table:style-name="ce38"/>
          <table:table-cell table:number-columns-repeated="18" table:style-name="ce23"/>
        </table:table-row>
        <table:table-row table:style-name="ro2">
          <table:table-cell table:style-name="ce37" office:value-type="string">
            <text:p>Cornflakes</text:p>
          </table:table-cell>
          <table:table-cell table:style-name="ce23"/>
          <table:table-cell table:style-name="ce34"/>
          <table:table-cell table:style-name="ce36" office:value-type="float" office:value="0.5">
            <text:p>0.5</text:p>
          </table:table-cell>
          <table:table-cell table:style-name="ce36" table:formula="oooc:=40*[.D7]" office:value-type="string">
            <text:p>20</text:p>
          </table:table-cell>
          <table:table-cell table:style-name="ce37" office:value-type="string">
            <text:p>g</text:p>
          </table:table-cell>
          <table:table-cell table:style-name="ce38" table:formula="oooc:=[.E7]*[.$G$3]" office:value-type="string">
            <text:p>1200</text:p>
          </table:table-cell>
          <table:table-cell table:style-name="ce38"/>
          <table:table-cell table:number-columns-repeated="18" table:style-name="ce23"/>
        </table:table-row>
        <table:table-row table:style-name="ro2">
          <table:table-cell table:style-name="ce37" office:value-type="string">
            <text:p>Musli</text:p>
          </table:table-cell>
          <table:table-cell table:style-name="ce23"/>
          <table:table-cell table:style-name="ce34"/>
          <table:table-cell table:style-name="ce36" office:value-type="float" office:value="0.5">
            <text:p>0.5</text:p>
          </table:table-cell>
          <table:table-cell table:style-name="ce36" table:formula="oooc:=40*[.D8]" office:value-type="string">
            <text:p>20</text:p>
          </table:table-cell>
          <table:table-cell table:style-name="ce37" office:value-type="string">
            <text:p>g</text:p>
          </table:table-cell>
          <table:table-cell table:style-name="ce38" table:formula="oooc:=[.E8]*[.$G$3]" office:value-type="string">
            <text:p>1200</text:p>
          </table:table-cell>
          <table:table-cell table:style-name="ce38"/>
          <table:table-cell table:number-columns-repeated="18" table:style-name="ce23"/>
        </table:table-row>
        <table:table-row table:style-name="ro2">
          <table:table-cell table:style-name="ce40" office:value-type="string">
            <text:p>Fruit</text:p>
          </table:table-cell>
          <table:table-cell table:style-name="ce33"/>
          <table:table-cell table:style-name="ce28"/>
          <table:table-cell table:style-name="ce41"/>
          <table:table-cell table:style-name="ce32"/>
          <table:table-cell table:style-name="ce28"/>
          <table:table-cell table:style-name="ce32" table:formula="oooc:=[.E9]*[.$G$3]" office:value-type="string">
            <text:p>0</text:p>
          </table:table-cell>
          <table:table-cell table:style-name="ce32"/>
          <table:table-cell table:number-columns-repeated="18" table:style-name="ce33"/>
        </table:table-row>
        <table:table-row table:style-name="ro2">
          <table:table-cell table:style-name="ce37" office:value-type="string">
            <text:p>- Bananas</text:p>
          </table:table-cell>
          <table:table-cell table:style-name="ce23"/>
          <table:table-cell table:style-name="ce34"/>
          <table:table-cell table:style-name="ce39"/>
          <table:table-cell table:style-name="ce36" office:value-type="float" office:value="0.5">
            <text:p>0.5</text:p>
          </table:table-cell>
          <table:table-cell table:style-name="ce37" office:value-type="string">
            <text:p>peice</text:p>
          </table:table-cell>
          <table:table-cell table:style-name="ce38" table:formula="oooc:=[.E10]*[.$G$3]" office:value-type="string">
            <text:p>30</text:p>
          </table:table-cell>
          <table:table-cell table:style-name="ce38"/>
          <table:table-cell table:number-columns-repeated="18" table:style-name="ce23"/>
        </table:table-row>
        <table:table-row table:style-name="ro2">
          <table:table-cell table:style-name="ce37" office:value-type="string">
            <text:p>- Apples</text:p>
          </table:table-cell>
          <table:table-cell table:style-name="ce23"/>
          <table:table-cell table:style-name="ce34"/>
          <table:table-cell table:style-name="ce39"/>
          <table:table-cell table:style-name="ce36" office:value-type="float" office:value="0.5">
            <text:p>0.5</text:p>
          </table:table-cell>
          <table:table-cell table:style-name="ce37" office:value-type="string">
            <text:p>peice</text:p>
          </table:table-cell>
          <table:table-cell table:style-name="ce38" table:formula="oooc:=[.E11]*[.$G$3]" office:value-type="string">
            <text:p>30</text:p>
          </table:table-cell>
          <table:table-cell table:style-name="ce38"/>
          <table:table-cell table:number-columns-repeated="18" table:style-name="ce23"/>
        </table:table-row>
        <table:table-row table:style-name="ro2">
          <table:table-cell table:style-name="ce37" office:value-type="string">
            <text:p>- Other</text:p>
          </table:table-cell>
          <table:table-cell table:style-name="ce23"/>
          <table:table-cell table:style-name="ce34"/>
          <table:table-cell table:style-name="ce39"/>
          <table:table-cell table:style-name="ce36" office:value-type="float" office:value="0.5">
            <text:p>0.5</text:p>
          </table:table-cell>
          <table:table-cell table:style-name="ce37" office:value-type="string">
            <text:p>peice</text:p>
          </table:table-cell>
          <table:table-cell table:style-name="ce38" table:formula="oooc:=[.E12]*[.$G$3]" office:value-type="string">
            <text:p>30</text:p>
          </table:table-cell>
          <table:table-cell table:style-name="ce38"/>
          <table:table-cell table:number-columns-repeated="18" table:style-name="ce23"/>
        </table:table-row>
        <table:table-row table:style-name="ro2">
          <table:table-cell table:style-name="ce27" office:value-type="string">
            <text:p>Bread</text:p>
          </table:table-cell>
          <table:table-cell table:style-name="ce33"/>
          <table:table-cell table:style-name="ce28"/>
          <table:table-cell table:style-name="ce41"/>
          <table:table-cell table:style-name="ce30"/>
          <table:table-cell table:style-name="ce31"/>
          <table:table-cell table:number-columns-repeated="2" table:style-name="ce32"/>
          <table:table-cell table:number-columns-repeated="18" table:style-name="ce33"/>
        </table:table-row>
        <table:table-row table:style-name="ro2">
          <table:table-cell table:style-name="ce37" office:value-type="string">
            <text:p>Brötchen</text:p>
          </table:table-cell>
          <table:table-cell table:style-name="ce23"/>
          <table:table-cell table:style-name="ce34"/>
          <table:table-cell table:style-name="ce39"/>
          <table:table-cell table:style-name="ce36" office:value-type="float" office:value="0.8">
            <text:p>0.8</text:p>
          </table:table-cell>
          <table:table-cell table:style-name="ce37" office:value-type="string">
            <text:p>peice</text:p>
          </table:table-cell>
          <table:table-cell table:style-name="ce38" table:formula="oooc:=[.E14]*[.$G$3]" office:value-type="string">
            <text:p>48</text:p>
          </table:table-cell>
          <table:table-cell table:style-name="ce38"/>
          <table:table-cell table:number-columns-repeated="18" table:style-name="ce23"/>
        </table:table-row>
        <table:table-row table:style-name="ro2">
          <table:table-cell table:style-name="ce37" office:value-type="string">
            <text:p>Brezen</text:p>
          </table:table-cell>
          <table:table-cell table:style-name="ce23"/>
          <table:table-cell table:style-name="ce34"/>
          <table:table-cell table:style-name="ce39"/>
          <table:table-cell table:style-name="ce36" office:value-type="float" office:value="0.5">
            <text:p>0.5</text:p>
          </table:table-cell>
          <table:table-cell table:style-name="ce37" office:value-type="string">
            <text:p>peice</text:p>
          </table:table-cell>
          <table:table-cell table:style-name="ce38" table:formula="oooc:=[.E15]*[.$G$3]" office:value-type="string">
            <text:p>30</text:p>
          </table:table-cell>
          <table:table-cell table:style-name="ce38"/>
          <table:table-cell table:number-columns-repeated="18" table:style-name="ce23"/>
        </table:table-row>
        <table:table-row table:style-name="ro2">
          <table:table-cell table:style-name="ce37" office:value-type="string">
            <text:p>Butter</text:p>
          </table:table-cell>
          <table:table-cell table:style-name="ce23"/>
          <table:table-cell table:style-name="ce34"/>
          <table:table-cell table:style-name="ce39"/>
          <table:table-cell table:style-name="ce36" office:value-type="float" office:value="10">
            <text:p>10</text:p>
          </table:table-cell>
          <table:table-cell table:style-name="ce42" office:value-type="string">
            <text:p>g</text:p>
          </table:table-cell>
          <table:table-cell table:style-name="ce38" table:formula="oooc:=[.E16]*[.$G$3]" office:value-type="string">
            <text:p>600</text:p>
          </table:table-cell>
          <table:table-cell table:style-name="ce38"/>
          <table:table-cell table:number-columns-repeated="18" table:style-name="ce23"/>
        </table:table-row>
        <table:table-row table:style-name="ro2">
          <table:table-cell table:style-name="ce25"/>
          <table:table-cell table:style-name="ce23"/>
          <table:table-cell table:style-name="ce34"/>
          <table:table-cell table:style-name="ce39"/>
          <table:table-cell table:style-name="ce38"/>
          <table:table-cell table:style-name="ce21"/>
          <table:table-cell table:style-name="ce38" table:formula="oooc:=[.E17]*[.$G$3]" office:value-type="string">
            <text:p>0</text:p>
          </table:table-cell>
          <table:table-cell table:style-name="ce38"/>
          <table:table-cell table:number-columns-repeated="18" table:style-name="ce23"/>
        </table:table-row>
        <table:table-row table:style-name="ro2">
          <table:table-cell table:style-name="ce27" office:value-type="string">
            <text:p>Drinks</text:p>
          </table:table-cell>
          <table:table-cell table:style-name="ce33"/>
          <table:table-cell table:style-name="ce28"/>
          <table:table-cell table:style-name="ce41"/>
          <table:table-cell table:style-name="ce32"/>
          <table:table-cell table:style-name="ce28"/>
          <table:table-cell table:style-name="ce32" table:formula="oooc:=[.E18]*[.$G$3]" office:value-type="string">
            <text:p>0</text:p>
          </table:table-cell>
          <table:table-cell table:style-name="ce32"/>
          <table:table-cell table:number-columns-repeated="18" table:style-name="ce33"/>
        </table:table-row>
        <table:table-row table:style-name="ro2">
          <table:table-cell table:style-name="ce37" office:value-type="string">
            <text:p>- Orange juice</text:p>
          </table:table-cell>
          <table:table-cell table:style-name="ce23"/>
          <table:table-cell table:style-name="ce34"/>
          <table:table-cell table:style-name="ce42" office:value-type="float" office:value="0.5">
            <text:p>0.5</text:p>
          </table:table-cell>
          <table:table-cell table:style-name="ce43" table:formula="oooc:=180*[.D19]" office:value-type="string">
            <text:p>90</text:p>
          </table:table-cell>
          <table:table-cell table:style-name="ce42" office:value-type="string">
            <text:p>ml</text:p>
          </table:table-cell>
          <table:table-cell table:style-name="ce38" table:formula="oooc:=[.E19]*[.$G$3]" office:value-type="string">
            <text:p>5400</text:p>
          </table:table-cell>
          <table:table-cell table:style-name="ce38"/>
          <table:table-cell table:number-columns-repeated="18" table:style-name="ce23"/>
        </table:table-row>
        <table:table-row table:style-name="ro2">
          <table:table-cell table:style-name="ce37" office:value-type="string">
            <text:p>- Apple juice</text:p>
          </table:table-cell>
          <table:table-cell table:style-name="ce23"/>
          <table:table-cell table:style-name="ce39"/>
          <table:table-cell table:style-name="ce37" office:value-type="float" office:value="0.5">
            <text:p>0.5</text:p>
          </table:table-cell>
          <table:table-cell table:style-name="ce43" table:formula="oooc:=180*[.D20]" office:value-type="string">
            <text:p>90</text:p>
          </table:table-cell>
          <table:table-cell table:style-name="ce42" office:value-type="string">
            <text:p>ml</text:p>
          </table:table-cell>
          <table:table-cell table:style-name="ce38" table:formula="oooc:=[.E20]*[.$G$3]" office:value-type="string">
            <text:p>5400</text:p>
          </table:table-cell>
          <table:table-cell table:style-name="ce38"/>
          <table:table-cell table:number-columns-repeated="18" table:style-name="ce23"/>
        </table:table-row>
        <table:table-row table:style-name="ro2">
          <table:table-cell table:style-name="ce37" office:value-type="string">
            <text:p>- Tea</text:p>
          </table:table-cell>
          <table:table-cell table:number-columns-repeated="3" table:style-name="ce23"/>
          <table:table-cell table:style-name="ce42" office:value-type="float" office:value="0.6">
            <text:p>0.6</text:p>
          </table:table-cell>
          <table:table-cell table:style-name="ce42" office:value-type="string">
            <text:p>bag</text:p>
          </table:table-cell>
          <table:table-cell table:style-name="ce38" table:formula="oooc:=[.E21]*[.$G$3]" office:value-type="string">
            <text:p>36</text:p>
          </table:table-cell>
          <table:table-cell table:style-name="ce38"/>
          <table:table-cell table:number-columns-repeated="18" table:style-name="ce23"/>
        </table:table-row>
        <table:table-row table:style-name="ro2">
          <table:table-cell table:style-name="ce37" office:value-type="string">
            <text:p>- Coffee</text:p>
          </table:table-cell>
          <table:table-cell table:number-columns-repeated="3" table:style-name="ce23"/>
          <table:table-cell table:style-name="ce42" office:value-type="string">
            <text:p>?</text:p>
          </table:table-cell>
          <table:table-cell table:style-name="ce23"/>
          <table:table-cell table:style-name="ce38" table:formula="oooc:=[.E22]*[.$G$3]" office:value-type="string" office:value="#VALUE!">
            <text:p>#VALUE!</text:p>
          </table:table-cell>
          <table:table-cell table:style-name="ce38"/>
          <table:table-cell table:number-columns-repeated="18" table:style-name="ce23"/>
        </table:table-row>
        <table:table-row table:style-name="ro2">
          <table:table-cell table:style-name="ce37" office:value-type="string">
            <text:p>- Sugar</text:p>
          </table:table-cell>
          <table:table-cell table:number-columns-repeated="3" table:style-name="ce23"/>
          <table:table-cell table:style-name="ce42" office:value-type="float" office:value="0.5">
            <text:p>0.5</text:p>
          </table:table-cell>
          <table:table-cell table:style-name="ce42" office:value-type="string">
            <text:p>g</text:p>
          </table:table-cell>
          <table:table-cell table:style-name="ce38" table:formula="oooc:=[.E23]*[.$G$3]" office:value-type="string">
            <text:p>30</text:p>
          </table:table-cell>
          <table:table-cell table:style-name="ce38"/>
          <table:table-cell table:number-columns-repeated="18" table:style-name="ce23"/>
        </table:table-row>
        <table:table-row table:style-name="ro2">
          <table:table-cell table:style-name="ce44" office:value-type="string">
            <text:p>- Milk</text:p>
          </table:table-cell>
          <table:table-cell table:number-columns-repeated="3" table:style-name="ce23"/>
          <table:table-cell table:style-name="ce42" office:value-type="float" office:value="20">
            <text:p>20</text:p>
          </table:table-cell>
          <table:table-cell table:style-name="ce42" office:value-type="string">
            <text:p>ml</text:p>
          </table:table-cell>
          <table:table-cell table:style-name="ce38" table:formula="oooc:=[.E24]*[.$G$3]" office:value-type="string">
            <text:p>1200</text:p>
          </table:table-cell>
          <table:table-cell table:style-name="ce38"/>
          <table:table-cell table:number-columns-repeated="18" table:style-name="ce23"/>
        </table:table-row>
        <table:table-row table:style-name="ro2">
          <table:table-cell/>
          <table:table-cell table:number-columns-repeated="25" table:style-name="ce23"/>
        </table:table-row>
        <table:table-row table:style-name="ro2">
          <table:table-cell/>
          <table:table-cell table:number-columns-repeated="25" table:style-name="ce23"/>
        </table:table-row>
        <table:table-row table:style-name="ro2">
          <table:table-cell/>
          <table:table-cell table:number-columns-repeated="25" table:style-name="ce23"/>
        </table:table-row>
        <table:table-row table:style-name="ro2">
          <table:table-cell/>
          <table:table-cell table:number-columns-repeated="25" table:style-name="ce23"/>
        </table:table-row>
        <table:table-row table:style-name="ro2">
          <table:table-cell/>
          <table:table-cell table:number-columns-repeated="25" table:style-name="ce23"/>
        </table:table-row>
        <table:table-row table:style-name="ro2">
          <table:table-cell/>
          <table:table-cell table:number-columns-repeated="25" table:style-name="ce23"/>
        </table:table-row>
        <table:table-row table:style-name="ro2">
          <table:table-cell/>
          <table:table-cell table:number-columns-repeated="25" table:style-name="ce23"/>
        </table:table-row>
        <table:table-row table:style-name="ro2">
          <table:table-cell/>
          <table:table-cell table:number-columns-repeated="25" table:style-name="ce23"/>
        </table:table-row>
        <table:table-row table:style-name="ro2">
          <table:table-cell/>
          <table:table-cell table:number-columns-repeated="25" table:style-name="ce23"/>
        </table:table-row>
        <table:table-row table:style-name="ro2">
          <table:table-cell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5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</table:table>
      <table:table table:name="Lunches" table:style-name="ta2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5" office:value-type="string">
            <text:p>Lunch</text:p>
          </table:table-cell>
          <table:table-cell table:number-columns-repeated="6" table:style-name="ce23"/>
          <table:table-cell table:style-name="ce45" office:value-type="string">
            <text:p>People</text:p>
          </table:table-cell>
          <table:table-cell table:number-columns-repeated="19" table:style-name="ce23"/>
        </table:table-row>
        <table:table-row table:style-name="ro2">
          <table:table-cell table:style-name="ce21"/>
          <table:table-cell table:style-name="ce25" office:value-type="string">
            <text:p>recipe</text:p>
          </table:table-cell>
          <table:table-cell table:style-name="ce21"/>
          <table:table-cell table:style-name="ce25" office:value-type="string">
            <text:p>proportion</text:p>
          </table:table-cell>
          <table:table-cell table:style-name="ce25" office:value-type="string">
            <text:p>quantity</text:p>
          </table:table-cell>
          <table:table-cell table:style-name="ce25" office:value-type="string">
            <text:p>per person / per meal</text:p>
          </table:table-cell>
          <table:table-cell table:style-name="ce22" office:value-type="string">
            <text:p>measure</text:p>
          </table:table-cell>
          <table:table-cell table:style-name="ce46" office:value-type="float" office:value="60">
            <text:p>60</text:p>
          </table:table-cell>
          <table:table-cell table:style-name="ce26"/>
          <table:table-cell table:number-columns-repeated="18" table:style-name="ce23"/>
        </table:table-row>
        <table:table-row table:style-name="ro2">
          <table:table-cell table:style-name="ce47" office:value-type="string">
            <text:p>Sandwiches</text:p>
          </table:table-cell>
          <table:table-cell table:number-columns-repeated="3"/>
          <table:table-cell table:style-name="ce44"/>
          <table:table-cell table:style-name="ce44" office:value-type="float" office:value="2">
            <text:p>2</text:p>
          </table:table-cell>
          <table:table-cell/>
          <table:table-cell table:style-name="ce48"/>
        </table:table-row>
        <table:table-row table:style-name="ro2">
          <table:table-cell table:style-name="ce44"/>
          <table:table-cell table:number-columns-repeated="6"/>
          <table:table-cell table:style-name="ce48"/>
        </table:table-row>
        <table:table-row table:style-name="ro2">
          <table:table-cell table:style-name="ce44" office:value-type="string">
            <text:p>Bread</text:p>
          </table:table-cell>
          <table:table-cell table:style-name="ce44" office:value-type="float" office:value="2">
            <text:p>2</text:p>
          </table:table-cell>
          <table:table-cell table:number-columns-repeated="4"/>
          <table:table-cell table:style-name="ce44" office:value-type="string">
            <text:p>slices</text:p>
          </table:table-cell>
          <table:table-cell table:style-name="ce48" table:formula="oooc:=[.H2]*[.F3]*[.B5]" office:value-type="string">
            <text:p>240</text:p>
          </table:table-cell>
        </table:table-row>
        <table:table-row table:style-name="ro2">
          <table:table-cell table:style-name="ce44" office:value-type="string">
            <text:p>Butter</text:p>
          </table:table-cell>
          <table:table-cell table:style-name="ce44" office:value-type="string">
            <text:p>15g</text:p>
          </table:table-cell>
          <table:table-cell table:number-columns-repeated="2"/>
          <table:table-cell table:style-name="ce44" office:value-type="float" office:value="15">
            <text:p>15</text:p>
          </table:table-cell>
          <table:table-cell/>
          <table:table-cell table:style-name="ce44" office:value-type="string">
            <text:p>g</text:p>
          </table:table-cell>
          <table:table-cell table:style-name="ce48" table:formula="oooc:=[.H2]*[.F3]*[.E6]" office:value-type="string">
            <text:p>1800</text:p>
          </table:table-cell>
        </table:table-row>
        <table:table-row table:style-name="ro2">
          <table:table-cell table:style-name="ce44"/>
          <table:table-cell table:number-columns-repeated="6"/>
          <table:table-cell table:style-name="ce48"/>
        </table:table-row>
        <table:table-row table:style-name="ro2">
          <table:table-cell table:style-name="ce47" office:value-type="string">
            <text:p>Egg sandwiches</text:p>
          </table:table-cell>
          <table:table-cell table:number-columns-repeated="2"/>
          <table:table-cell table:style-name="ce44" office:value-type="float" office:value="0.25">
            <text:p>0.25</text:p>
          </table:table-cell>
          <table:table-cell/>
          <table:table-cell table:formula="oooc:=[.$F$3]*[.D8]" office:value-type="string">
            <text:p>0.5</text:p>
          </table:table-cell>
          <table:table-cell/>
          <table:table-cell table:style-name="ce49" table:formula="oooc:=[.$H$2]*[.F8]" office:value-type="string">
            <text:p>30</text:p>
          </table:table-cell>
        </table:table-row>
        <table:table-row table:style-name="ro2">
          <table:table-cell table:style-name="ce47" office:value-type="string">
            <text:p>Cucumber / cream cheese</text:p>
          </table:table-cell>
          <table:table-cell table:number-columns-repeated="2"/>
          <table:table-cell table:style-name="ce44" office:value-type="float" office:value="0.25">
            <text:p>0.25</text:p>
          </table:table-cell>
          <table:table-cell/>
          <table:table-cell table:formula="oooc:=[.$F$3]*[.D9]" office:value-type="string">
            <text:p>0.5</text:p>
          </table:table-cell>
          <table:table-cell/>
          <table:table-cell table:style-name="ce49" table:formula="oooc:=[.$H$2]*[.F9]" office:value-type="string">
            <text:p>30</text:p>
          </table:table-cell>
        </table:table-row>
        <table:table-row table:style-name="ro2">
          <table:table-cell table:style-name="ce47" office:value-type="string">
            <text:p>Brie / Apple</text:p>
          </table:table-cell>
          <table:table-cell table:number-columns-repeated="2"/>
          <table:table-cell table:style-name="ce44" office:value-type="float" office:value="0.25">
            <text:p>0.25</text:p>
          </table:table-cell>
          <table:table-cell/>
          <table:table-cell table:formula="oooc:=[.$F$3]*[.D10]" office:value-type="string">
            <text:p>0.5</text:p>
          </table:table-cell>
          <table:table-cell/>
          <table:table-cell table:style-name="ce49" table:formula="oooc:=[.$H$2]*[.F10]" office:value-type="string">
            <text:p>30</text:p>
          </table:table-cell>
        </table:table-row>
        <table:table-row table:style-name="ro2">
          <table:table-cell table:style-name="ce47" office:value-type="string">
            <text:p>Bratwurst / mustard / horseradish</text:p>
          </table:table-cell>
          <table:table-cell table:number-columns-repeated="2"/>
          <table:table-cell table:style-name="ce44" office:value-type="float" office:value="0.25">
            <text:p>0.25</text:p>
          </table:table-cell>
          <table:table-cell/>
          <table:table-cell table:formula="oooc:=[.$F$3]*[.D11]" office:value-type="string">
            <text:p>0.5</text:p>
          </table:table-cell>
          <table:table-cell/>
          <table:table-cell table:style-name="ce49" table:formula="oooc:=[.$H$2]*[.F11]" office:value-type="string">
            <text:p>30</text:p>
          </table:table-cell>
        </table:table-row>
        <table:table-row table:style-name="ro2">
          <table:table-cell table:style-name="ce47"/>
          <table:table-cell table:number-columns-repeated="6"/>
          <table:table-cell table:style-name="ce48"/>
        </table:table-row>
        <table:table-row table:style-name="ro2">
          <table:table-cell table:style-name="ce47" office:value-type="string">
            <text:p>Egg sandwiches</text:p>
          </table:table-cell>
          <table:table-cell table:number-columns-repeated="6"/>
          <table:table-cell table:style-name="ce48"/>
        </table:table-row>
        <table:table-row table:style-name="ro2">
          <table:table-cell table:style-name="ce47" office:value-type="float" office:value="3">
            <text:p>3</text:p>
          </table:table-cell>
          <table:table-cell table:style-name="ce50" office:value-type="string">
            <text:p>3 hard-boiled eggs, chopped</text:p>
          </table:table-cell>
          <table:table-cell table:number-columns-repeated="2"/>
          <table:table-cell table:style-name="ce44" office:value-type="float" office:value="3">
            <text:p>3</text:p>
          </table:table-cell>
          <table:table-cell/>
          <table:table-cell table:style-name="ce44" office:value-type="string">
            <text:p>egg</text:p>
          </table:table-cell>
          <table:table-cell table:style-name="ce48" table:formula="oooc:=[.$H$8]*[.E14]" office:value-type="string">
            <text:p>90</text:p>
          </table:table-cell>
        </table:table-row>
        <table:table-row table:style-name="ro2">
          <table:table-cell/>
          <table:table-cell table:style-name="ce50" office:value-type="string">
            <text:p>1/3 spring onion</text:p>
          </table:table-cell>
          <table:table-cell table:number-columns-repeated="2"/>
          <table:table-cell table:style-name="ce44" office:value-type="float" office:value="0.3">
            <text:p>0.3</text:p>
          </table:table-cell>
          <table:table-cell/>
          <table:table-cell table:style-name="ce44" office:value-type="string">
            <text:p>onion</text:p>
          </table:table-cell>
          <table:table-cell table:style-name="ce48" table:formula="oooc:=[.$H$8]*[.E15]" office:value-type="string">
            <text:p>9</text:p>
          </table:table-cell>
        </table:table-row>
        <table:table-row table:style-name="ro2">
          <table:table-cell/>
          <table:table-cell table:style-name="ce50" office:value-type="string">
            <text:p>3 lettuce leaves</text:p>
          </table:table-cell>
          <table:table-cell table:number-columns-repeated="2"/>
          <table:table-cell table:style-name="ce44" office:value-type="float" office:value="3">
            <text:p>3</text:p>
          </table:table-cell>
          <table:table-cell/>
          <table:table-cell table:style-name="ce44" office:value-type="string">
            <text:p>leaves</text:p>
          </table:table-cell>
          <table:table-cell table:style-name="ce48" table:formula="oooc:=[.$H$8]*[.E16]" office:value-type="string">
            <text:p>90</text:p>
          </table:table-cell>
        </table:table-row>
        <table:table-row table:style-name="ro2">
          <table:table-cell/>
          <table:table-cell table:style-name="ce51" office:value-type="string">
            <text:p>3 tbsp mayonnaise</text:p>
          </table:table-cell>
          <table:table-cell table:number-columns-repeated="2"/>
          <table:table-cell table:style-name="ce44" office:value-type="float" office:value="3">
            <text:p>3</text:p>
          </table:table-cell>
          <table:table-cell/>
          <table:table-cell table:style-name="ce44" office:value-type="string">
            <text:p>tbsp</text:p>
          </table:table-cell>
          <table:table-cell table:style-name="ce48" table:formula="oooc:=[.$H$8]*[.E17]" office:value-type="string">
            <text:p>90</text:p>
          </table:table-cell>
        </table:table-row>
        <table:table-row table:style-name="ro2">
          <table:table-cell/>
          <table:table-cell table:style-name="ce52" office:value-type="string">
            <text:p>1 tsp mustard</text:p>
          </table:table-cell>
          <table:table-cell table:number-columns-repeated="2"/>
          <table:table-cell table:style-name="ce44" office:value-type="float" office:value="1">
            <text:p>1</text:p>
          </table:table-cell>
          <table:table-cell/>
          <table:table-cell table:style-name="ce44" office:value-type="string">
            <text:p>tsp</text:p>
          </table:table-cell>
          <table:table-cell table:style-name="ce48" table:formula="oooc:=[.$H$8]*[.E18]" office:value-type="string">
            <text:p>30</text:p>
          </table:table-cell>
        </table:table-row>
        <table:table-row table:style-name="ro2">
          <table:table-cell table:style-name="ce53"/>
          <table:table-cell table:number-columns-repeated="6"/>
          <table:table-cell table:style-name="ce48"/>
        </table:table-row>
        <table:table-row table:style-name="ro2">
          <table:table-cell table:style-name="ce54" office:value-type="string">
            <text:p>Cucumber</text:p>
          </table:table-cell>
          <table:table-cell table:number-columns-repeated="6"/>
          <table:table-cell table:style-name="ce48"/>
        </table:table-row>
        <table:table-row table:style-name="ro2">
          <table:table-cell table:style-name="ce44" office:value-type="float" office:value="5">
            <text:p>5</text:p>
          </table:table-cell>
          <table:table-cell table:style-name="ce44" office:value-type="string">
            <text:p>1 cucumber</text:p>
          </table:table-cell>
          <table:table-cell table:number-columns-repeated="2"/>
          <table:table-cell table:style-name="ce44" office:value-type="float" office:value="1">
            <text:p>1</text:p>
          </table:table-cell>
          <table:table-cell table:formula="oooc:=[.E21]/[.$A$21]" office:value-type="string">
            <text:p>0.2</text:p>
          </table:table-cell>
          <table:table-cell table:style-name="ce44" office:value-type="string">
            <text:p>piece</text:p>
          </table:table-cell>
          <table:table-cell table:style-name="ce48" table:formula="oooc:=[.$H$9]*[.E21]" office:value-type="string">
            <text:p>30</text:p>
          </table:table-cell>
        </table:table-row>
        <table:table-row table:style-name="ro2">
          <table:table-cell/>
          <table:table-cell table:style-name="ce44" office:value-type="string">
            <text:p>185g cream cheese</text:p>
          </table:table-cell>
          <table:table-cell table:number-columns-repeated="2"/>
          <table:table-cell table:style-name="ce44" office:value-type="float" office:value="185">
            <text:p>185</text:p>
          </table:table-cell>
          <table:table-cell table:formula="oooc:=[.E22]/[.$A$21]" office:value-type="string">
            <text:p>37</text:p>
          </table:table-cell>
          <table:table-cell table:style-name="ce44" office:value-type="string">
            <text:p>g</text:p>
          </table:table-cell>
          <table:table-cell table:style-name="ce48" table:formula="oooc:=[.$H$9]*[.E22]" office:value-type="string">
            <text:p>5550</text:p>
          </table:table-cell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style-name="ce47" office:value-type="string">
            <text:p>Brie / Apple</text:p>
          </table:table-cell>
          <table:table-cell table:number-columns-repeated="6"/>
          <table:table-cell table:style-name="ce48"/>
        </table:table-row>
        <table:table-row table:style-name="ro2">
          <table:table-cell table:style-name="ce44" office:value-type="float" office:value="4">
            <text:p>4</text:p>
          </table:table-cell>
          <table:table-cell table:style-name="ce44" office:value-type="string">
            <text:p>1 apple</text:p>
          </table:table-cell>
          <table:table-cell table:number-columns-repeated="2"/>
          <table:table-cell table:style-name="ce44" office:value-type="float" office:value="1">
            <text:p>1</text:p>
          </table:table-cell>
          <table:table-cell table:formula="oooc:=[.E25]/[.$A$25]" office:value-type="string">
            <text:p>0.25</text:p>
          </table:table-cell>
          <table:table-cell table:style-name="ce44" office:value-type="string">
            <text:p>piece</text:p>
          </table:table-cell>
          <table:table-cell table:style-name="ce48" table:formula="oooc:=[.$H$10]*[.F25]" office:value-type="string">
            <text:p>7.5</text:p>
          </table:table-cell>
        </table:table-row>
        <table:table-row table:style-name="ro2">
          <table:table-cell/>
          <table:table-cell table:style-name="ce44" office:value-type="string">
            <text:p>230g brie</text:p>
          </table:table-cell>
          <table:table-cell table:number-columns-repeated="2"/>
          <table:table-cell table:style-name="ce44" office:value-type="float" office:value="230">
            <text:p>230</text:p>
          </table:table-cell>
          <table:table-cell table:formula="oooc:=[.E26]/[.$A$25]" office:value-type="string">
            <text:p>57.5</text:p>
          </table:table-cell>
          <table:table-cell table:style-name="ce44" office:value-type="string">
            <text:p>g</text:p>
          </table:table-cell>
          <table:table-cell table:style-name="ce48" table:formula="oooc:=[.$H$10]*[.F26]" office:value-type="string">
            <text:p>1725</text:p>
          </table:table-cell>
        </table:table-row>
        <table:table-row table:style-name="ro2">
          <table:table-cell table:number-columns-repeated="4"/>
          <table:table-cell table:style-name="ce44"/>
          <table:table-cell table:number-columns-repeated="2"/>
          <table:table-cell table:style-name="ce48"/>
        </table:table-row>
        <table:table-row table:style-name="ro2">
          <table:table-cell table:style-name="ce47" office:value-type="string">
            <text:p>Bratwurst / mustard / horseradish</text:p>
          </table:table-cell>
          <table:table-cell table:number-columns-repeated="6"/>
          <table:table-cell table:style-name="ce48"/>
        </table:table-row>
        <table:table-row table:style-name="ro2">
          <table:table-cell table:style-name="ce44" office:value-type="float" office:value="2">
            <text:p>2</text:p>
          </table:table-cell>
          <table:table-cell table:style-name="ce44" office:value-type="string">
            <text:p>3 sausages</text:p>
          </table:table-cell>
          <table:table-cell table:number-columns-repeated="2"/>
          <table:table-cell table:style-name="ce44" office:value-type="float" office:value="3">
            <text:p>3</text:p>
          </table:table-cell>
          <table:table-cell table:formula="oooc:=[.E29]/[.$A$29]" office:value-type="string">
            <text:p>1.5</text:p>
          </table:table-cell>
          <table:table-cell table:style-name="ce44" office:value-type="string">
            <text:p>piece</text:p>
          </table:table-cell>
          <table:table-cell table:style-name="ce48" table:formula="oooc:=[.$H$10]*[.F29]" office:value-type="string">
            <text:p>45</text:p>
          </table:table-cell>
        </table:table-row>
        <table:table-row table:style-name="ro2">
          <table:table-cell/>
          <table:table-cell table:style-name="ce44" office:value-type="string">
            <text:p>10ml mustard</text:p>
          </table:table-cell>
          <table:table-cell table:number-columns-repeated="2"/>
          <table:table-cell table:style-name="ce44" office:value-type="float" office:value="20">
            <text:p>20</text:p>
          </table:table-cell>
          <table:table-cell table:formula="oooc:=[.E30]/[.$A$29]" office:value-type="string">
            <text:p>10</text:p>
          </table:table-cell>
          <table:table-cell table:style-name="ce44" office:value-type="string">
            <text:p>ml</text:p>
          </table:table-cell>
          <table:table-cell table:style-name="ce48" table:formula="oooc:=[.$H$10]*[.F30]" office:value-type="string">
            <text:p>300</text:p>
          </table:table-cell>
        </table:table-row>
        <table:table-row table:style-name="ro2">
          <table:table-cell/>
          <table:table-cell table:style-name="ce44" office:value-type="string">
            <text:p>10ml horseradish</text:p>
          </table:table-cell>
          <table:table-cell table:number-columns-repeated="2"/>
          <table:table-cell table:style-name="ce44" office:value-type="float" office:value="20">
            <text:p>20</text:p>
          </table:table-cell>
          <table:table-cell table:formula="oooc:=[.E31]/[.$A$29]" office:value-type="string">
            <text:p>10</text:p>
          </table:table-cell>
          <table:table-cell table:style-name="ce44" office:value-type="string">
            <text:p>ml</text:p>
          </table:table-cell>
          <table:table-cell table:style-name="ce48" table:formula="oooc:=[.$H$10]*[.F31]" office:value-type="string">
            <text:p>300</text:p>
          </table:table-cell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  <table:table-row table:style-name="ro2">
          <table:table-cell table:number-columns-repeated="7"/>
          <table:table-cell table:style-name="ce48"/>
        </table:table-row>
      </table:table>
      <table:table table:name="Dinners" table:style-name="ta3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8" table:default-cell-style-name="ce15"/>
        <table:table-column table:style-name="co11" table:default-cell-style-name="ce15"/>
        <table:table-column table:style-name="co8" table:default-cell-style-name="ce15" table:number-columns-repeated="251"/>
        <table:table-row table:style-name="ro2">
          <table:table-cell table:number-columns-repeated="2" table:style-name="ce55"/>
          <table:table-cell table:style-name="ce56" office:value-type="string">
            <text:p>recipe</text:p>
          </table:table-cell>
          <table:table-cell table:style-name="ce56" office:value-type="string">
            <text:p>quantity</text:p>
          </table:table-cell>
          <table:table-cell table:style-name="ce56" office:value-type="string">
            <text:p>per person</text:p>
          </table:table-cell>
          <table:table-cell table:style-name="ce56" office:value-type="string">
            <text:p>measure</text:p>
          </table:table-cell>
          <table:table-cell table:style-name="ce57" office:value-type="float" office:value="60">
            <text:p>60</text:p>
          </table:table-cell>
          <table:table-cell table:style-name="ce58"/>
          <table:table-cell table:style-name="ce59" office:value-type="string">
            <text:p>Notes</text:p>
          </table:table-cell>
          <table:table-cell table:number-columns-repeated="19" table:style-name="ce60"/>
        </table:table-row>
        <table:table-row table:style-name="ro2">
          <table:table-cell table:style-name="ce34"/>
          <table:table-cell table:number-columns-repeated="4" table:style-name="ce23"/>
          <table:table-cell table:style-name="ce61"/>
          <table:table-cell table:style-name="ce62" office:value-type="string">
            <text:p>in GRAMS for 60 people</text:p>
          </table:table-cell>
          <table:table-cell table:number-columns-repeated="21" table:style-name="ce23"/>
        </table:table-row>
        <table:table-row table:style-name="ro2">
          <table:table-cell table:style-name="ce27"/>
          <table:table-cell table:style-name="ce63" office:value-type="string">
            <text:p>200g sides, 200g meat, per person</text:p>
          </table:table-cell>
          <table:table-cell table:number-columns-repeated="3" table:style-name="ce33"/>
          <table:table-cell table:style-name="ce61"/>
          <table:table-cell table:style-name="ce64"/>
          <table:table-cell table:number-columns-repeated="21" table:style-name="ce33"/>
        </table:table-row>
        <table:table-row table:style-name="ro2">
          <table:table-cell table:style-name="ce27" office:value-type="string">
            <text:p>BBQ</text:p>
          </table:table-cell>
          <table:table-cell table:style-name="ce33"/>
          <table:table-cell table:style-name="ce65"/>
          <table:table-cell table:number-columns-repeated="2" table:style-name="ce33"/>
          <table:table-cell table:style-name="ce61"/>
          <table:table-cell table:style-name="ce64"/>
          <table:table-cell table:number-columns-repeated="21" table:style-name="ce33"/>
        </table:table-row>
        <table:table-row table:style-name="ro2">
          <table:table-cell table:style-name="ce21"/>
          <table:table-cell table:style-name="ce25" office:value-type="string">
            <text:p>Meat / Protein</text:p>
          </table:table-cell>
          <table:table-cell table:style-name="ce25" office:value-type="string">
            <text:p>Proportion of people to eat</text:p>
          </table:table-cell>
          <table:table-cell table:style-name="ce25"/>
          <table:table-cell table:style-name="ce22"/>
          <table:table-cell table:style-name="ce59"/>
          <table:table-cell table:style-name="ce57"/>
          <table:table-cell table:style-name="ce26"/>
          <table:table-cell table:style-name="ce24" office:value-type="string">
            <text:p>Should we go to the food market? Call in advance?</text:p>
          </table:table-cell>
          <table:table-cell table:number-columns-repeated="19" table:style-name="ce23"/>
        </table:table-row>
        <table:table-row table:style-name="ro2">
          <table:table-cell table:style-name="ce21"/>
          <table:table-cell table:style-name="ce37" office:value-type="string">
            <text:p>Beef / Sausages / Bratwurst (1 is 75g)</text:p>
          </table:table-cell>
          <table:table-cell table:style-name="ce25" office:value-type="float" office:value="0.8">
            <text:p>0.8</text:p>
          </table:table-cell>
          <table:table-cell table:style-name="ce25" office:value-type="float" office:value="2">
            <text:p>2</text:p>
          </table:table-cell>
          <table:table-cell table:style-name="ce22" table:formula="oooc:=[.D6]*75*[.C6]" office:value-type="string">
            <text:p>120</text:p>
          </table:table-cell>
          <table:table-cell table:style-name="ce59" office:value-type="string">
            <text:p>g</text:p>
          </table:table-cell>
          <table:table-cell table:style-name="ce66" table:formula="oooc:=[.$E6]*[.G$1]" office:value-type="string">
            <text:p>7200</text:p>
          </table:table-cell>
          <table:table-cell table:style-name="ce38"/>
          <table:table-cell table:style-name="ce67" office:value-type="string">
            <text:p>Serve vegetarians / pesc first</text:p>
          </table:table-cell>
          <table:table-cell table:style-name="ce68"/>
          <table:table-cell table:number-columns-repeated="18" table:style-name="ce23"/>
        </table:table-row>
        <table:table-row table:style-name="ro2">
          <table:table-cell table:style-name="ce69"/>
          <table:table-cell table:style-name="ce70" office:value-type="string">
            <text:p>Fish / Salmon</text:p>
          </table:table-cell>
          <table:table-cell table:style-name="ce71" office:value-type="float" office:value="0.2">
            <text:p>0.2</text:p>
          </table:table-cell>
          <table:table-cell table:number-columns-repeated="2" table:style-name="ce71"/>
          <table:table-cell table:style-name="ce72"/>
          <table:table-cell table:style-name="ce73"/>
          <table:table-cell table:style-name="ce74"/>
          <table:table-cell table:style-name="ce75" office:value-type="string">
            <text:p>Too expensive?</text:p>
          </table:table-cell>
          <table:table-cell table:number-columns-repeated="19" table:style-name="ce76"/>
        </table:table-row>
        <table:table-row table:style-name="ro2">
          <table:table-cell table:style-name="ce21"/>
          <table:table-cell table:style-name="ce37" office:value-type="string">
            <text:p>Haloumi</text:p>
          </table:table-cell>
          <table:table-cell table:style-name="ce25" office:value-type="float" office:value="0.3">
            <text:p>0.3</text:p>
          </table:table-cell>
          <table:table-cell table:style-name="ce25"/>
          <table:table-cell table:style-name="ce22" table:formula="oooc:=75*[.C8]" office:value-type="string">
            <text:p>22.5</text:p>
          </table:table-cell>
          <table:table-cell table:style-name="ce59" office:value-type="string">
            <text:p>g</text:p>
          </table:table-cell>
          <table:table-cell table:style-name="ce66" table:formula="oooc:=[.$E8]*[.G$1]" office:value-type="string">
            <text:p>1350</text:p>
          </table:table-cell>
          <table:table-cell table:style-name="ce38"/>
          <table:table-cell table:style-name="ce42" office:value-type="string">
            <text:p>Too expensive?</text:p>
          </table:table-cell>
          <table:table-cell table:number-columns-repeated="19" table:style-name="ce23"/>
        </table:table-row>
        <table:table-row table:style-name="ro2">
          <table:table-cell table:style-name="ce21"/>
          <table:table-cell table:style-name="ce44" office:value-type="string">
            <text:p>Chicken wings (1 is 30g)</text:p>
          </table:table-cell>
          <table:table-cell table:style-name="ce25" office:value-type="float" office:value="0.9">
            <text:p>0.9</text:p>
          </table:table-cell>
          <table:table-cell table:style-name="ce25" office:value-type="float" office:value="4">
            <text:p>4</text:p>
          </table:table-cell>
          <table:table-cell table:style-name="ce22" table:formula="oooc:=[.D9]*30*[.C9]" office:value-type="string">
            <text:p>108</text:p>
          </table:table-cell>
          <table:table-cell table:style-name="ce59" office:value-type="string">
            <text:p>g</text:p>
          </table:table-cell>
          <table:table-cell table:style-name="ce66" table:formula="oooc:=[.$E9]*[.G$1]" office:value-type="string">
            <text:p>6480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77"/>
          <table:table-cell table:style-name="ce78"/>
          <table:table-cell table:style-name="ce79"/>
          <table:table-cell table:style-name="ce80" office:value-type="string">
            <text:p>Total Weight</text:p>
          </table:table-cell>
          <table:table-cell table:style-name="ce79" table:formula="oooc:=SUM([.E6:.E9])" office:value-type="string">
            <text:p>250.5</text:p>
          </table:table-cell>
          <table:table-cell table:style-name="ce80" office:value-type="string">
            <text:p>g</text:p>
          </table:table-cell>
          <table:table-cell table:style-name="ce81"/>
          <table:table-cell table:style-name="ce82"/>
          <table:table-cell table:number-columns-repeated="20" table:style-name="ce81"/>
        </table:table-row>
        <table:table-row table:style-name="ro2">
          <table:table-cell table:style-name="ce21"/>
          <table:table-cell table:style-name="ce31" office:value-type="string">
            <text:p>Fried onions</text:p>
          </table:table-cell>
          <table:table-cell table:style-name="ce22"/>
          <table:table-cell table:style-name="ce37" office:value-type="float" office:value="130">
            <text:p>130</text:p>
          </table:table-cell>
          <table:table-cell table:style-name="ce22" table:formula="oooc:=[.D11]/10" office:value-type="string">
            <text:p>13</text:p>
          </table:table-cell>
          <table:table-cell table:style-name="ce59" office:value-type="string">
            <text:p>g</text:p>
          </table:table-cell>
          <table:table-cell table:style-name="ce66" table:formula="oooc:=[.$E11]*[.G$1]" office:value-type="string">
            <text:p>780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70" office:value-type="string">
            <text:p>Sauerkraut</text:p>
          </table:table-cell>
          <table:table-cell table:number-columns-repeated="3" table:style-name="ce22"/>
          <table:table-cell table:style-name="ce56"/>
          <table:table-cell table:style-name="ce57"/>
          <table:table-cell table:style-name="ce26"/>
          <table:table-cell table:style-name="ce42" office:value-type="string">
            <text:p>Too much effort</text:p>
          </table:table-cell>
          <table:table-cell table:number-columns-repeated="19" table:style-name="ce23"/>
        </table:table-row>
        <table:table-row table:style-name="ro2">
          <table:table-cell table:style-name="ce21"/>
          <table:table-cell table:style-name="ce83" office:value-type="string">
            <text:p>Corn</text:p>
          </table:table-cell>
          <table:table-cell table:number-columns-repeated="3" table:style-name="ce22"/>
          <table:table-cell table:style-name="ce56"/>
          <table:table-cell table:style-name="ce57"/>
          <table:table-cell table:style-name="ce26"/>
          <table:table-cell table:style-name="ce42" office:value-type="string">
            <text:p>Too much effort</text:p>
          </table:table-cell>
          <table:table-cell table:number-columns-repeated="19" table:style-name="ce23"/>
        </table:table-row>
        <table:table-row table:style-name="ro2">
          <table:table-cell table:style-name="ce22"/>
          <table:table-cell table:style-name="ce84" office:value-type="string">
            <text:p>Ginger &amp; Honey marinade for wings</text:p>
          </table:table-cell>
          <table:table-cell table:style-name="ce85" office:value-type="string" office:value="http://www.jamieoliver.com/magazine/recipes-view.php?title=ginger-aamp-honey-chicken-wings">
            <text:p><text:a xlink:href="http://www.jamieoliver.com/magazine/recipes-view.php?title=ginger-aamp-honey-chicken-wings">http://www.jamieoliver.com/magazine/recipes-view.php?title=ginger-aamp-honey-chicken-wings</text:a></text:p>
          </table:table-cell>
          <table:table-cell table:style-name="ce47"/>
          <table:table-cell table:style-name="ce86"/>
          <table:table-cell table:style-name="ce47"/>
          <table:table-cell table:style-name="ce86"/>
          <table:table-cell table:style-name="ce87"/>
          <table:table-cell table:number-columns-repeated="20" table:style-name="ce88"/>
        </table:table-row>
        <table:table-row table:style-name="ro2">
          <table:table-cell table:style-name="ce22"/>
          <table:table-cell table:style-name="ce25" table:formula="oooc:=25/[.D9]*[.C9]" office:value-type="string">
            <text:p>5.625</text:p>
          </table:table-cell>
          <table:table-cell table:style-name="ce89" office:value-type="string">
            <text:p>• 5 spring onions, finely sliced</text:p>
          </table:table-cell>
          <table:table-cell table:style-name="ce44" office:value-type="float" office:value="5">
            <text:p>5</text:p>
          </table:table-cell>
          <table:table-cell table:style-name="ce22" table:formula="oooc:=[.D15]/[.$B$15]" office:value-type="string">
            <text:p>0.8888888889</text:p>
          </table:table-cell>
          <table:table-cell table:style-name="ce47" office:value-type="string">
            <text:p>piece</text:p>
          </table:table-cell>
          <table:table-cell table:style-name="ce66" table:formula="oooc:=[.$E15]*[.G$1]" office:value-type="string">
            <text:p>53.33333333</text:p>
          </table:table-cell>
          <table:table-cell table:style-name="ce38"/>
          <table:table-cell table:number-columns-repeated="20" table:style-name="ce88"/>
        </table:table-row>
        <table:table-row table:style-name="ro2">
          <table:table-cell table:style-name="ce22"/>
          <table:table-cell table:style-name="ce25" office:value-type="string">
            <text:p>does 25 wings</text:p>
          </table:table-cell>
          <table:table-cell table:style-name="ce90" office:value-type="string">
            <text:p>• 5 tbsp honey</text:p>
          </table:table-cell>
          <table:table-cell table:style-name="ce44" office:value-type="float" office:value="5">
            <text:p>5</text:p>
          </table:table-cell>
          <table:table-cell table:style-name="ce22" table:formula="oooc:=[.D16]/[.$B$15]" office:value-type="string">
            <text:p>0.8888888889</text:p>
          </table:table-cell>
          <table:table-cell table:style-name="ce47" office:value-type="string">
            <text:p>tbsp</text:p>
          </table:table-cell>
          <table:table-cell table:style-name="ce66" table:formula="oooc:=[.$E16]*[.G$1]" office:value-type="string">
            <text:p>53.33333333</text:p>
          </table:table-cell>
          <table:table-cell table:style-name="ce38"/>
          <table:table-cell table:number-columns-repeated="20" table:style-name="ce88"/>
        </table:table-row>
        <table:table-row table:style-name="ro2">
          <table:table-cell table:style-name="ce22"/>
          <table:table-cell table:style-name="ce25"/>
          <table:table-cell table:style-name="ce89" office:value-type="string">
            <text:p>• 2 tbsp soy sauce</text:p>
          </table:table-cell>
          <table:table-cell table:style-name="ce44" office:value-type="float" office:value="2">
            <text:p>2</text:p>
          </table:table-cell>
          <table:table-cell table:style-name="ce22" table:formula="oooc:=[.D17]/[.$B$15]" office:value-type="string">
            <text:p>0.3555555556</text:p>
          </table:table-cell>
          <table:table-cell table:style-name="ce47" office:value-type="string">
            <text:p>tbsp</text:p>
          </table:table-cell>
          <table:table-cell table:style-name="ce66" table:formula="oooc:=[.$E17]*[.G$1]" office:value-type="string">
            <text:p>21.33333333</text:p>
          </table:table-cell>
          <table:table-cell table:style-name="ce38"/>
          <table:table-cell table:number-columns-repeated="20" table:style-name="ce88"/>
        </table:table-row>
        <table:table-row table:style-name="ro2">
          <table:table-cell table:style-name="ce22"/>
          <table:table-cell table:style-name="ce25"/>
          <table:table-cell table:style-name="ce89" office:value-type="string">
            <text:p>• 1 red chilli, sliced</text:p>
          </table:table-cell>
          <table:table-cell table:style-name="ce44" office:value-type="float" office:value="1">
            <text:p>1</text:p>
          </table:table-cell>
          <table:table-cell table:style-name="ce22" table:formula="oooc:=[.D18]/[.$B$15]" office:value-type="string">
            <text:p>0.1777777778</text:p>
          </table:table-cell>
          <table:table-cell table:style-name="ce47" office:value-type="string">
            <text:p>piece</text:p>
          </table:table-cell>
          <table:table-cell table:style-name="ce66" table:formula="oooc:=[.$E18]*[.G$1]" office:value-type="string">
            <text:p>10.66666667</text:p>
          </table:table-cell>
          <table:table-cell table:style-name="ce38"/>
          <table:table-cell table:number-columns-repeated="20" table:style-name="ce88"/>
        </table:table-row>
        <table:table-row table:style-name="ro2">
          <table:table-cell table:style-name="ce22"/>
          <table:table-cell table:style-name="ce25"/>
          <table:table-cell table:style-name="ce89" office:value-type="string">
            <text:p>• 1–2 cm ginger, grated</text:p>
          </table:table-cell>
          <table:table-cell table:style-name="ce44" office:value-type="float" office:value="2">
            <text:p>2</text:p>
          </table:table-cell>
          <table:table-cell table:style-name="ce22" table:formula="oooc:=[.D19]/[.$B$15]" office:value-type="string">
            <text:p>0.3555555556</text:p>
          </table:table-cell>
          <table:table-cell table:style-name="ce47" office:value-type="string">
            <text:p>cm piece</text:p>
          </table:table-cell>
          <table:table-cell table:style-name="ce66" table:formula="oooc:=[.$E19]*[.G$1]" office:value-type="string">
            <text:p>21.33333333</text:p>
          </table:table-cell>
          <table:table-cell table:style-name="ce38"/>
          <table:table-cell table:number-columns-repeated="20" table:style-name="ce88"/>
        </table:table-row>
        <table:table-row table:style-name="ro2">
          <table:table-cell table:style-name="ce22"/>
          <table:table-cell table:style-name="ce25"/>
          <table:table-cell table:style-name="ce91" office:value-type="string">
            <text:p>0.625 teaspoon thyme</text:p>
          </table:table-cell>
          <table:table-cell table:style-name="ce44" office:value-type="float" office:value="0.625">
            <text:p>0.625</text:p>
          </table:table-cell>
          <table:table-cell table:style-name="ce22" table:formula="oooc:=[.D20]/[.$B$15]" office:value-type="string">
            <text:p>0.1111111111</text:p>
          </table:table-cell>
          <table:table-cell table:style-name="ce47" office:value-type="string">
            <text:p>tsp</text:p>
          </table:table-cell>
          <table:table-cell table:style-name="ce66" table:formula="oooc:=[.$E20]*[.G$1]" office:value-type="string">
            <text:p>6.666666667</text:p>
          </table:table-cell>
          <table:table-cell table:style-name="ce38"/>
          <table:table-cell table:number-columns-repeated="20" table:style-name="ce88"/>
        </table:table-row>
        <table:table-row table:style-name="ro2">
          <table:table-cell table:style-name="ce22"/>
          <table:table-cell table:style-name="ce25"/>
          <table:table-cell table:number-columns-repeated="3" table:style-name="ce86"/>
          <table:table-cell table:style-name="ce47"/>
          <table:table-cell table:style-name="ce86"/>
          <table:table-cell table:style-name="ce87"/>
          <table:table-cell table:number-columns-repeated="20" table:style-name="ce88"/>
        </table:table-row>
        <table:table-row table:style-name="ro2">
          <table:table-cell table:style-name="ce22"/>
          <table:table-cell table:style-name="ce92" office:value-type="string">
            <text:p>Veggies in Foil</text:p>
          </table:table-cell>
          <table:table-cell table:number-columns-repeated="2" table:style-name="ce86"/>
          <table:table-cell table:style-name="ce93" table:formula="oooc:=[.E23]+[.E24]+[.E25]" office:value-type="string">
            <text:p>65.83333333</text:p>
          </table:table-cell>
          <table:table-cell table:style-name="ce94" office:value-type="string">
            <text:p>g</text:p>
          </table:table-cell>
          <table:table-cell table:style-name="ce95"/>
          <table:table-cell table:style-name="ce87"/>
          <table:table-cell table:number-columns-repeated="20" table:style-name="ce88"/>
        </table:table-row>
        <table:table-row table:style-name="ro2">
          <table:table-cell table:style-name="ce22"/>
          <table:table-cell table:style-name="ce44" office:value-type="float" office:value="12">
            <text:p>12</text:p>
          </table:table-cell>
          <table:table-cell table:style-name="ce36" office:value-type="string">
            <text:p>2 potatoes cut in batons</text:p>
          </table:table-cell>
          <table:table-cell table:style-name="ce44" table:formula="oooc:=2*180" office:value-type="string">
            <text:p>360</text:p>
          </table:table-cell>
          <table:table-cell table:formula="oooc:=[.D23]/[.$B$23]" office:value-type="string">
            <text:p>30</text:p>
          </table:table-cell>
          <table:table-cell table:style-name="ce96" office:value-type="string">
            <text:p>g</text:p>
          </table:table-cell>
          <table:table-cell table:style-name="ce66" table:formula="oooc:=[.$E23]*[.G$1]" office:value-type="string">
            <text:p>1800</text:p>
          </table:table-cell>
          <table:table-cell table:style-name="ce38"/>
          <table:table-cell table:style-name="ce67" office:value-type="string">
            <text:p>How do you do this in advance?</text:p>
          </table:table-cell>
          <table:table-cell table:style-name="ce97"/>
          <table:table-cell table:number-columns-repeated="18" table:style-name="ce88"/>
        </table:table-row>
        <table:table-row table:style-name="ro2">
          <table:table-cell table:style-name="ce22"/>
          <table:table-cell/>
          <table:table-cell table:style-name="ce36" office:value-type="string">
            <text:p>4 Carrots cut in batons</text:p>
          </table:table-cell>
          <table:table-cell table:style-name="ce44" table:formula="oooc:=4*75" office:value-type="string">
            <text:p>300</text:p>
          </table:table-cell>
          <table:table-cell table:formula="oooc:=[.D24]/[.$B$23]" office:value-type="string">
            <text:p>25</text:p>
          </table:table-cell>
          <table:table-cell table:style-name="ce96" office:value-type="string">
            <text:p>g</text:p>
          </table:table-cell>
          <table:table-cell table:style-name="ce66" table:formula="oooc:=[.$E24]*[.G$1]" office:value-type="string">
            <text:p>1500</text:p>
          </table:table-cell>
          <table:table-cell table:style-name="ce38"/>
          <table:table-cell table:number-columns-repeated="20" table:style-name="ce88"/>
        </table:table-row>
        <table:table-row table:style-name="ro2">
          <table:table-cell table:style-name="ce22"/>
          <table:table-cell/>
          <table:table-cell table:style-name="ce36" office:value-type="string">
            <text:p>1 Onion</text:p>
          </table:table-cell>
          <table:table-cell table:style-name="ce44" office:value-type="float" office:value="130">
            <text:p>130</text:p>
          </table:table-cell>
          <table:table-cell table:formula="oooc:=[.D25]/[.$B$23]" office:value-type="string">
            <text:p>10.83333333</text:p>
          </table:table-cell>
          <table:table-cell table:style-name="ce96" office:value-type="string">
            <text:p>g</text:p>
          </table:table-cell>
          <table:table-cell table:style-name="ce66" table:formula="oooc:=[.$E25]*[.G$1]" office:value-type="string">
            <text:p>650</text:p>
          </table:table-cell>
          <table:table-cell table:style-name="ce38"/>
          <table:table-cell table:number-columns-repeated="20" table:style-name="ce88"/>
        </table:table-row>
        <table:table-row table:style-name="ro2">
          <table:table-cell table:style-name="ce22"/>
          <table:table-cell/>
          <table:table-cell table:style-name="ce36" office:value-type="string">
            <text:p>Parsley</text:p>
          </table:table-cell>
          <table:table-cell table:style-name="ce44" office:value-type="float" office:value="1">
            <text:p>1</text:p>
          </table:table-cell>
          <table:table-cell table:formula="oooc:=[.D26]/[.$B$23]" office:value-type="string">
            <text:p>0.08333333333</text:p>
          </table:table-cell>
          <table:table-cell table:style-name="ce96" office:value-type="string">
            <text:p>bunch</text:p>
          </table:table-cell>
          <table:table-cell table:style-name="ce66" table:formula="oooc:=[.$E26]*[.G$1]" office:value-type="string">
            <text:p>5</text:p>
          </table:table-cell>
          <table:table-cell table:style-name="ce38"/>
          <table:table-cell table:number-columns-repeated="20" table:style-name="ce88"/>
        </table:table-row>
        <table:table-row table:style-name="ro2">
          <table:table-cell table:style-name="ce22"/>
          <table:table-cell/>
          <table:table-cell table:style-name="ce36" office:value-type="string">
            <text:p>Salt</text:p>
          </table:table-cell>
          <table:table-cell table:style-name="ce44" office:value-type="float" office:value="1">
            <text:p>1</text:p>
          </table:table-cell>
          <table:table-cell table:formula="oooc:=[.D27]/[.$B$23]" office:value-type="string">
            <text:p>0.08333333333</text:p>
          </table:table-cell>
          <table:table-cell table:style-name="ce96" office:value-type="string">
            <text:p>tsp</text:p>
          </table:table-cell>
          <table:table-cell table:style-name="ce66" table:formula="oooc:=[.$E27]*[.G$1]" office:value-type="string">
            <text:p>5</text:p>
          </table:table-cell>
          <table:table-cell table:style-name="ce38"/>
          <table:table-cell table:number-columns-repeated="20" table:style-name="ce88"/>
        </table:table-row>
        <table:table-row table:style-name="ro2">
          <table:table-cell table:style-name="ce22"/>
          <table:table-cell/>
          <table:table-cell table:style-name="ce36" office:value-type="string">
            <text:p>Pepper</text:p>
          </table:table-cell>
          <table:table-cell table:style-name="ce44" office:value-type="float" office:value="1">
            <text:p>1</text:p>
          </table:table-cell>
          <table:table-cell table:formula="oooc:=[.D28]/[.$B$23]" office:value-type="string">
            <text:p>0.08333333333</text:p>
          </table:table-cell>
          <table:table-cell table:style-name="ce96" office:value-type="string">
            <text:p>tsp</text:p>
          </table:table-cell>
          <table:table-cell table:style-name="ce66" table:formula="oooc:=[.$E28]*[.G$1]" office:value-type="string">
            <text:p>5</text:p>
          </table:table-cell>
          <table:table-cell table:style-name="ce38"/>
          <table:table-cell table:number-columns-repeated="20" table:style-name="ce88"/>
        </table:table-row>
        <table:table-row table:style-name="ro2">
          <table:table-cell table:style-name="ce22"/>
          <table:table-cell/>
          <table:table-cell table:style-name="ce36" office:value-type="string">
            <text:p>12 tbsp Butter</text:p>
          </table:table-cell>
          <table:table-cell table:style-name="ce44" table:formula="oooc:=12*15" office:value-type="string">
            <text:p>180</text:p>
          </table:table-cell>
          <table:table-cell table:formula="oooc:=[.D29]/[.$B$23]" office:value-type="string">
            <text:p>15</text:p>
          </table:table-cell>
          <table:table-cell table:style-name="ce96" office:value-type="string">
            <text:p>g</text:p>
          </table:table-cell>
          <table:table-cell table:style-name="ce66" table:formula="oooc:=[.$E29]*[.G$1]" office:value-type="string">
            <text:p>900</text:p>
          </table:table-cell>
          <table:table-cell table:style-name="ce38"/>
          <table:table-cell table:number-columns-repeated="20" table:style-name="ce88"/>
        </table:table-row>
        <table:table-row table:style-name="ro2">
          <table:table-cell table:style-name="ce21"/>
          <table:table-cell table:style-name="ce25"/>
          <table:table-cell table:style-name="ce44"/>
          <table:table-cell table:number-columns-repeated="2"/>
          <table:table-cell table:style-name="ce98"/>
          <table:table-cell table:style-name="ce99"/>
          <table:table-cell/>
          <table:table-cell table:number-columns-repeated="20" table:style-name="ce23"/>
        </table:table-row>
        <table:table-row table:style-name="ro2">
          <table:table-cell table:style-name="ce21"/>
          <table:table-cell table:style-name="ce27" office:value-type="string">
            <text:p>Couscous salad (/8 for side)</text:p>
          </table:table-cell>
          <table:table-cell table:number-columns-repeated="2"/>
          <table:table-cell table:style-name="ce93" table:formula="oooc:=[.E32]+[.E34]+[.E35]+[.E36]" office:value-type="string">
            <text:p>62.22222222</text:p>
          </table:table-cell>
          <table:table-cell table:style-name="ce94" office:value-type="string">
            <text:p>g</text:p>
          </table:table-cell>
          <table:table-cell table:style-name="ce99"/>
          <table:table-cell/>
          <table:table-cell table:style-name="ce67" office:value-type="string">
            <text:p>Do either Potato or Couscous?</text:p>
          </table:table-cell>
          <table:table-cell table:number-columns-repeated="2" table:style-name="ce68"/>
          <table:table-cell table:number-columns-repeated="17" table:style-name="ce23"/>
        </table:table-row>
        <table:table-row table:style-name="ro2">
          <table:table-cell table:style-name="ce21"/>
          <table:table-cell table:style-name="ce37" office:value-type="float" office:value="9">
            <text:p>9</text:p>
          </table:table-cell>
          <table:table-cell table:style-name="ce100" office:value-type="string">
            <text:p>160g couscous</text:p>
          </table:table-cell>
          <table:table-cell table:style-name="ce101" office:value-type="float" office:value="160">
            <text:p>160</text:p>
          </table:table-cell>
          <table:table-cell table:style-name="ce38" table:formula="oooc:=[.D32]/[.$B$32]" office:value-type="string">
            <text:p>17.77777778</text:p>
          </table:table-cell>
          <table:table-cell table:style-name="ce59" office:value-type="string">
            <text:p>g</text:p>
          </table:table-cell>
          <table:table-cell table:style-name="ce66" table:formula="oooc:=[.$E32]*[.G$1]" office:value-type="string">
            <text:p>1066.666667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100" office:value-type="string">
            <text:p>500ml veggie stock</text:p>
          </table:table-cell>
          <table:table-cell table:style-name="ce39" office:value-type="float" office:value="500">
            <text:p>500</text:p>
          </table:table-cell>
          <table:table-cell table:style-name="ce38" table:formula="oooc:=[.D33]/[.$B$32]" office:value-type="string">
            <text:p>55.55555556</text:p>
          </table:table-cell>
          <table:table-cell table:style-name="ce56" office:value-type="string">
            <text:p>ml</text:p>
          </table:table-cell>
          <table:table-cell table:style-name="ce66" table:formula="oooc:=[.$E33]*[.G$1]" office:value-type="string">
            <text:p>3333.333333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102" office:value-type="string">
            <text:p>200g dried apricots, chopped into quarters</text:p>
          </table:table-cell>
          <table:table-cell table:style-name="ce39" office:value-type="float" office:value="200">
            <text:p>200</text:p>
          </table:table-cell>
          <table:table-cell table:style-name="ce38" table:formula="oooc:=[.D34]/[.$B$32]" office:value-type="string">
            <text:p>22.22222222</text:p>
          </table:table-cell>
          <table:table-cell table:style-name="ce56" office:value-type="string">
            <text:p>g</text:p>
          </table:table-cell>
          <table:table-cell table:style-name="ce66" table:formula="oooc:=[.$E34]*[.G$1]" office:value-type="string">
            <text:p>1333.333333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102" office:value-type="string">
            <text:p>100g walnuts, very roughly chopped</text:p>
          </table:table-cell>
          <table:table-cell table:style-name="ce39" office:value-type="float" office:value="100">
            <text:p>100</text:p>
          </table:table-cell>
          <table:table-cell table:style-name="ce38" table:formula="oooc:=[.D35]/[.$B$32]" office:value-type="string">
            <text:p>11.11111111</text:p>
          </table:table-cell>
          <table:table-cell table:style-name="ce56" office:value-type="string">
            <text:p>g</text:p>
          </table:table-cell>
          <table:table-cell table:style-name="ce66" table:formula="oooc:=[.$E35]*[.G$1]" office:value-type="string">
            <text:p>666.6666667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102" office:value-type="string">
            <text:p>100g dried dates (about 8) (these are sticky and thus tricky)</text:p>
          </table:table-cell>
          <table:table-cell table:style-name="ce39" office:value-type="float" office:value="100">
            <text:p>100</text:p>
          </table:table-cell>
          <table:table-cell table:style-name="ce38" table:formula="oooc:=[.D36]/[.$B$32]" office:value-type="string">
            <text:p>11.11111111</text:p>
          </table:table-cell>
          <table:table-cell table:style-name="ce56" office:value-type="string">
            <text:p>g</text:p>
          </table:table-cell>
          <table:table-cell table:style-name="ce66" table:formula="oooc:=[.$E36]*[.G$1]" office:value-type="string">
            <text:p>666.6666667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102" office:value-type="string">
            <text:p>2 spring onions (finely chopped)</text:p>
          </table:table-cell>
          <table:table-cell table:style-name="ce39" office:value-type="float" office:value="2">
            <text:p>2</text:p>
          </table:table-cell>
          <table:table-cell table:style-name="ce38" table:formula="oooc:=[.D37]/[.$B$32]" office:value-type="string">
            <text:p>0.2222222222</text:p>
          </table:table-cell>
          <table:table-cell table:style-name="ce103" office:value-type="string">
            <text:p>piece</text:p>
          </table:table-cell>
          <table:table-cell table:style-name="ce66" table:formula="oooc:=[.$E37]*[.G$1]" office:value-type="string">
            <text:p>13.33333333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102" office:value-type="string">
            <text:p>some pomegranate seeds (about 1/4 of a fruit)</text:p>
          </table:table-cell>
          <table:table-cell table:style-name="ce39" office:value-type="float" office:value="0.25">
            <text:p>0.25</text:p>
          </table:table-cell>
          <table:table-cell table:style-name="ce38" table:formula="oooc:=[.D38]/[.$B$32]" office:value-type="string">
            <text:p>0.02777777778</text:p>
          </table:table-cell>
          <table:table-cell table:style-name="ce103" office:value-type="string">
            <text:p>piece</text:p>
          </table:table-cell>
          <table:table-cell table:style-name="ce66" table:formula="oooc:=[.$E38]*[.G$1]" office:value-type="string">
            <text:p>1.666666667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102" office:value-type="string">
            <text:p>3 tbsp lemon juice</text:p>
          </table:table-cell>
          <table:table-cell table:style-name="ce39" table:formula="oooc:=3*15" office:value-type="string">
            <text:p>45</text:p>
          </table:table-cell>
          <table:table-cell table:style-name="ce38" table:formula="oooc:=[.D39]/[.$B$32]" office:value-type="string">
            <text:p>5</text:p>
          </table:table-cell>
          <table:table-cell table:style-name="ce59" office:value-type="string">
            <text:p>ml</text:p>
          </table:table-cell>
          <table:table-cell table:style-name="ce66" table:formula="oooc:=[.$E39]*[.G$1]" office:value-type="string">
            <text:p>300</text:p>
          </table:table-cell>
          <table:table-cell table:style-name="ce38"/>
          <table:table-cell table:style-name="ce67" office:value-type="string">
            <text:p>Buy Zitronensaft </text:p>
          </table:table-cell>
          <table:table-cell table:style-name="ce68"/>
          <table:table-cell table:number-columns-repeated="18" table:style-name="ce23"/>
        </table:table-row>
        <table:table-row table:style-name="ro2">
          <table:table-cell table:style-name="ce21"/>
          <table:table-cell table:style-name="ce23"/>
          <table:table-cell table:style-name="ce104" office:value-type="string">
            <text:p>olive oil</text:p>
          </table:table-cell>
          <table:table-cell table:style-name="ce42" table:formula="oooc:=15*6" office:value-type="string">
            <text:p>90</text:p>
          </table:table-cell>
          <table:table-cell table:style-name="ce38" table:formula="oooc:=[.D40]/[.$B$32]" office:value-type="string">
            <text:p>10</text:p>
          </table:table-cell>
          <table:table-cell table:style-name="ce105" office:value-type="string">
            <text:p>ml</text:p>
          </table:table-cell>
          <table:table-cell table:style-name="ce66" table:formula="oooc:=[.$E40]*[.G$1]" office:value-type="string">
            <text:p>600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4"/>
          <table:table-cell table:style-name="ce42"/>
          <table:table-cell table:style-name="ce23"/>
          <table:table-cell table:style-name="ce106"/>
          <table:table-cell table:style-name="ce65"/>
          <table:table-cell table:style-name="ce66"/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65" office:value-type="string">
            <text:p>German Potato Salad</text:p>
          </table:table-cell>
          <table:table-cell table:style-name="ce107" office:value-type="string" office:value="http://allrecipes.com/recipe/authentic-german-potato-salad/">
            <text:p><text:a xlink:href="http://allrecipes.com/recipe/authentic-german-potato-salad/">http://allrecipes.com/recipe/authentic-german-potato-salad/</text:a></text:p>
          </table:table-cell>
          <table:table-cell table:style-name="ce23"/>
          <table:table-cell table:style-name="ce106" table:formula="oooc:=[.E43]+[.E45]" office:value-type="string">
            <text:p>70.3125</text:p>
          </table:table-cell>
          <table:table-cell table:style-name="ce65" office:value-type="string">
            <text:p>g</text:p>
          </table:table-cell>
          <table:table-cell table:style-name="ce66" table:formula="oooc:=[.$E42]*[.G$1]" office:value-type="string">
            <text:p>4218.75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42" office:value-type="float" office:value="16">
            <text:p>16</text:p>
          </table:table-cell>
          <table:table-cell table:style-name="ce108" office:value-type="string">
            <text:p>3 cups diced (can be unpeeled)</text:p>
          </table:table-cell>
          <table:table-cell table:style-name="ce109" table:formula="oooc:=3*325" office:value-type="string">
            <text:p>975</text:p>
          </table:table-cell>
          <table:table-cell table:style-name="ce23" table:formula="oooc:=[.D43]/[.$B$43]" office:value-type="string">
            <text:p>60.9375</text:p>
          </table:table-cell>
          <table:table-cell table:style-name="ce105" office:value-type="string">
            <text:p>g</text:p>
          </table:table-cell>
          <table:table-cell table:style-name="ce66" table:formula="oooc:=[.$E43]*[.G$1]" office:value-type="string">
            <text:p>3656.25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42"/>
          <table:table-cell table:style-name="ce110" office:value-type="string">
            <text:p>4 slices bacon</text:p>
          </table:table-cell>
          <table:table-cell table:style-name="ce23"/>
          <table:table-cell table:style-name="ce42"/>
          <table:table-cell table:style-name="ce105"/>
          <table:table-cell table:style-name="ce66" table:formula="oooc:=[.$E44]*[.G$1]" office:value-type="string">
            <text:p>0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42"/>
          <table:table-cell table:style-name="ce108" office:value-type="string">
            <text:p>1 small onion, diced</text:p>
          </table:table-cell>
          <table:table-cell table:style-name="ce42" office:value-type="float" office:value="150">
            <text:p>150</text:p>
          </table:table-cell>
          <table:table-cell table:style-name="ce23" table:formula="oooc:=[.D45]/[.$B$43]" office:value-type="string">
            <text:p>9.375</text:p>
          </table:table-cell>
          <table:table-cell table:style-name="ce105" office:value-type="string">
            <text:p>g</text:p>
          </table:table-cell>
          <table:table-cell table:style-name="ce66" table:formula="oooc:=[.$E45]*[.G$1]" office:value-type="string">
            <text:p>562.5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42"/>
          <table:table-cell table:style-name="ce108" office:value-type="string">
            <text:p>1/4 cup white vinegar</text:p>
          </table:table-cell>
          <table:table-cell table:style-name="ce23" table:formula="oooc:=250/4" office:value-type="string">
            <text:p>62.5</text:p>
          </table:table-cell>
          <table:table-cell table:style-name="ce23" table:formula="oooc:=[.D46]/[.$B$43]" office:value-type="string">
            <text:p>3.90625</text:p>
          </table:table-cell>
          <table:table-cell table:style-name="ce105" office:value-type="string">
            <text:p>ml</text:p>
          </table:table-cell>
          <table:table-cell table:style-name="ce66" table:formula="oooc:=[.$E46]*[.G$1]" office:value-type="string">
            <text:p>234.375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42"/>
          <table:table-cell table:style-name="ce108" office:value-type="string">
            <text:p>2 tablespoons water</text:p>
          </table:table-cell>
          <table:table-cell table:style-name="ce42" office:value-type="float" office:value="2">
            <text:p>2</text:p>
          </table:table-cell>
          <table:table-cell table:style-name="ce23" table:formula="oooc:=[.D47]/[.$B$43]" office:value-type="string">
            <text:p>0.125</text:p>
          </table:table-cell>
          <table:table-cell table:style-name="ce105" office:value-type="string">
            <text:p>tbsp</text:p>
          </table:table-cell>
          <table:table-cell table:style-name="ce66" table:formula="oooc:=[.$E47]*[.G$1]" office:value-type="string">
            <text:p>7.5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42"/>
          <table:table-cell table:style-name="ce108" office:value-type="string">
            <text:p>1 tablespoons white sugar</text:p>
          </table:table-cell>
          <table:table-cell table:style-name="ce42" office:value-type="float" office:value="1">
            <text:p>1</text:p>
          </table:table-cell>
          <table:table-cell table:style-name="ce23" table:formula="oooc:=[.D48]/[.$B$43]" office:value-type="string">
            <text:p>0.0625</text:p>
          </table:table-cell>
          <table:table-cell table:style-name="ce105" office:value-type="string">
            <text:p>tbsp</text:p>
          </table:table-cell>
          <table:table-cell table:style-name="ce66" table:formula="oooc:=[.$E48]*[.G$1]" office:value-type="string">
            <text:p>3.75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42"/>
          <table:table-cell table:style-name="ce108" office:value-type="string">
            <text:p>1 teaspoon salt</text:p>
          </table:table-cell>
          <table:table-cell table:style-name="ce42" office:value-type="float" office:value="1">
            <text:p>1</text:p>
          </table:table-cell>
          <table:table-cell table:style-name="ce23" table:formula="oooc:=[.D49]/[.$B$43]" office:value-type="string">
            <text:p>0.0625</text:p>
          </table:table-cell>
          <table:table-cell table:style-name="ce105" office:value-type="string">
            <text:p>tsp</text:p>
          </table:table-cell>
          <table:table-cell table:style-name="ce66" table:formula="oooc:=[.$E49]*[.G$1]" office:value-type="string">
            <text:p>3.75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42"/>
          <table:table-cell table:style-name="ce108" office:value-type="string">
            <text:p>1/8 teaspoon ground black pepper</text:p>
          </table:table-cell>
          <table:table-cell table:style-name="ce23" table:formula="oooc:=1/8" office:value-type="string">
            <text:p>0.125</text:p>
          </table:table-cell>
          <table:table-cell table:style-name="ce23" table:formula="oooc:=[.D50]/[.$B$43]" office:value-type="string">
            <text:p>0.0078125</text:p>
          </table:table-cell>
          <table:table-cell table:style-name="ce105" office:value-type="string">
            <text:p>tsp</text:p>
          </table:table-cell>
          <table:table-cell table:style-name="ce66" table:formula="oooc:=[.$E50]*[.G$1]" office:value-type="string">
            <text:p>0.46875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42"/>
          <table:table-cell table:style-name="ce108" office:value-type="string">
            <text:p>1 tablespoon chopped fresh parsley</text:p>
          </table:table-cell>
          <table:table-cell table:style-name="ce42" office:value-type="float" office:value="1">
            <text:p>1</text:p>
          </table:table-cell>
          <table:table-cell table:style-name="ce23" table:formula="oooc:=[.D51]/[.$B$43]" office:value-type="string">
            <text:p>0.0625</text:p>
          </table:table-cell>
          <table:table-cell table:style-name="ce105" office:value-type="string">
            <text:p>tbsp</text:p>
          </table:table-cell>
          <table:table-cell table:style-name="ce66" table:formula="oooc:=[.$E51]*[.G$1]" office:value-type="string">
            <text:p>3.75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42"/>
          <table:table-cell table:number-columns-repeated="2" table:style-name="ce23"/>
          <table:table-cell table:style-name="ce42"/>
          <table:table-cell table:style-name="ce105"/>
          <table:table-cell table:style-name="ce66"/>
          <table:table-cell table:style-name="ce38"/>
          <table:table-cell table:number-columns-repeated="20" table:style-name="ce23"/>
        </table:table-row>
        <table:table-row table:style-name="ro2">
          <table:table-cell table:style-name="ce111"/>
          <table:table-cell table:style-name="ce112"/>
          <table:table-cell table:style-name="ce113"/>
          <table:table-cell table:style-name="ce114" office:value-type="string">
            <text:p>Total weight</text:p>
          </table:table-cell>
          <table:table-cell table:style-name="ce114" table:formula="oooc:=[.E42]+[.E31]+[.E22]" office:value-type="string">
            <text:p>198.3680556</text:p>
          </table:table-cell>
          <table:table-cell table:style-name="ce115" office:value-type="string">
            <text:p>g</text:p>
          </table:table-cell>
          <table:table-cell table:number-columns-repeated="2" table:style-name="ce116"/>
          <table:table-cell table:number-columns-repeated="20" table:style-name="ce113"/>
        </table:table-row>
        <table:table-row table:style-name="ro2">
          <table:table-cell table:style-name="ce21"/>
          <table:table-cell table:style-name="ce42" office:value-type="string">
            <text:p>Mustard</text:p>
          </table:table-cell>
          <table:table-cell table:number-columns-repeated="2" table:style-name="ce23"/>
          <table:table-cell table:style-name="ce42" office:value-type="float" office:value="10">
            <text:p>10</text:p>
          </table:table-cell>
          <table:table-cell table:style-name="ce105" office:value-type="string">
            <text:p>g</text:p>
          </table:table-cell>
          <table:table-cell table:style-name="ce66" table:formula="oooc:=[.$E54]*[.G$1]" office:value-type="string">
            <text:p>600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117" office:value-type="string">
            <text:p>Tomato sauce</text:p>
          </table:table-cell>
          <table:table-cell table:number-columns-repeated="2" table:style-name="ce23"/>
          <table:table-cell table:style-name="ce42" office:value-type="float" office:value="10">
            <text:p>10</text:p>
          </table:table-cell>
          <table:table-cell table:style-name="ce105" office:value-type="string">
            <text:p>g</text:p>
          </table:table-cell>
          <table:table-cell table:style-name="ce66" table:formula="oooc:=[.$E55]*[.G$1]" office:value-type="string">
            <text:p>600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117"/>
          <table:table-cell table:number-columns-repeated="3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style-name="ce118" office:value-type="string">
            <text:p>Bread (Bagguette 20 slices)</text:p>
          </table:table-cell>
          <table:table-cell table:style-name="ce23"/>
          <table:table-cell table:style-name="ce42" office:value-type="float" office:value="1">
            <text:p>1</text:p>
          </table:table-cell>
          <table:table-cell table:style-name="ce23" table:formula="oooc:=1/20*3" office:value-type="string">
            <text:p>0.15</text:p>
          </table:table-cell>
          <table:table-cell table:style-name="ce61"/>
          <table:table-cell table:style-name="ce66" table:formula="oooc:=[.$E57]*[.G$1]" office:value-type="string">
            <text:p>9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117" office:value-type="string">
            <text:p>Aluminium Foil</text:p>
          </table:table-cell>
          <table:table-cell table:style-name="ce42" office:value-type="string">
            <text:p>20m</text:p>
          </table:table-cell>
          <table:table-cell table:style-name="ce42" office:value-type="float" office:value="2">
            <text:p>2</text:p>
          </table:table-cell>
          <table:table-cell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style-name="ce42"/>
          <table:table-cell table:number-columns-repeated="2"/>
          <table:table-cell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7" office:value-type="string">
            <text:p>Dinner</text:p>
          </table:table-cell>
          <table:table-cell table:number-columns-repeated="5" table:style-name="ce33"/>
          <table:table-cell table:style-name="ce65" office:value-type="float" office:value="60">
            <text:p>60</text:p>
          </table:table-cell>
          <table:table-cell table:style-name="ce65"/>
          <table:table-cell table:number-columns-repeated="20" table:style-name="ce33"/>
        </table:table-row>
        <table:table-row table:style-name="ro2">
          <table:table-cell table:style-name="ce21"/>
          <table:table-cell table:style-name="ce119" office:value-type="string">
            <text:p>Sweet Potato and Black bean chili (/4 for main)</text:p>
          </table:table-cell>
          <table:table-cell table:number-columns-repeated="2"/>
          <table:table-cell table:style-name="ce120" table:formula="oooc:=[.E71]+[.E72]+[.E64]+[.E63]" office:value-type="string">
            <text:p>406.8215</text:p>
          </table:table-cell>
          <table:table-cell table:style-name="ce121" office:value-type="string">
            <text:p>g</text:p>
          </table:table-cell>
          <table:table-cell table:style-name="ce99"/>
          <table:table-cell/>
          <table:table-cell table:number-columns-repeated="20" table:style-name="ce23"/>
        </table:table-row>
        <table:table-row table:style-name="ro2">
          <table:table-cell table:style-name="ce21"/>
          <table:table-cell table:style-name="ce42" office:value-type="float" office:value="4">
            <text:p>4</text:p>
          </table:table-cell>
          <table:table-cell table:style-name="ce122" office:value-type="string">
            <text:p>1 tablespoon plus 2 teaspoons extra-virgin olive oil</text:p>
          </table:table-cell>
          <table:table-cell table:style-name="ce122" office:value-type="float" office:value="15">
            <text:p>15</text:p>
          </table:table-cell>
          <table:table-cell table:formula="oooc:=[.D62]/[.$B$62]" office:value-type="string">
            <text:p>3.75</text:p>
          </table:table-cell>
          <table:table-cell table:style-name="ce105" office:value-type="string">
            <text:p>ml</text:p>
          </table:table-cell>
          <table:table-cell table:style-name="ce66" table:formula="oooc:=[.$E62]*[.G$60]" office:value-type="string">
            <text:p>225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122" office:value-type="string">
            <text:p>1 medium-large sweet potato, peeled and diced (250g)</text:p>
          </table:table-cell>
          <table:table-cell table:style-name="ce122" office:value-type="float" office:value="1">
            <text:p>1</text:p>
          </table:table-cell>
          <table:table-cell table:formula="oooc:=[.D63]*250/[.$B$62]" office:value-type="string">
            <text:p>62.5</text:p>
          </table:table-cell>
          <table:table-cell table:style-name="ce105" office:value-type="string">
            <text:p>g</text:p>
          </table:table-cell>
          <table:table-cell table:style-name="ce66" table:formula="oooc:=[.$E63]*[.G$60]" office:value-type="string">
            <text:p>3750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122" office:value-type="string">
            <text:p>1 large onion, diced</text:p>
          </table:table-cell>
          <table:table-cell table:style-name="ce122" office:value-type="float" office:value="1">
            <text:p>1</text:p>
          </table:table-cell>
          <table:table-cell table:formula="oooc:=[.D64]*130/[.$B$62]" office:value-type="string">
            <text:p>32.5</text:p>
          </table:table-cell>
          <table:table-cell table:style-name="ce105" office:value-type="string">
            <text:p>g</text:p>
          </table:table-cell>
          <table:table-cell table:style-name="ce66" table:formula="oooc:=[.$E64]*[.G$60]" office:value-type="string">
            <text:p>1950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122" office:value-type="string">
            <text:p>4 cloves garlic, minced</text:p>
          </table:table-cell>
          <table:table-cell table:style-name="ce122" office:value-type="float" office:value="4">
            <text:p>4</text:p>
          </table:table-cell>
          <table:table-cell table:formula="oooc:=[.D65]/[.$B$62]" office:value-type="string">
            <text:p>1</text:p>
          </table:table-cell>
          <table:table-cell table:style-name="ce105" office:value-type="string">
            <text:p>cloves</text:p>
          </table:table-cell>
          <table:table-cell table:style-name="ce66" table:formula="oooc:=[.$E65]*[.G$60]" office:value-type="string">
            <text:p>60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122" office:value-type="string">
            <text:p>2 tablespoons chili powder</text:p>
          </table:table-cell>
          <table:table-cell table:style-name="ce122" office:value-type="float" office:value="2">
            <text:p>2</text:p>
          </table:table-cell>
          <table:table-cell table:formula="oooc:=[.D66]/[.$B$62]" office:value-type="string">
            <text:p>0.5</text:p>
          </table:table-cell>
          <table:table-cell table:style-name="ce105" office:value-type="string">
            <text:p>tbsp</text:p>
          </table:table-cell>
          <table:table-cell table:style-name="ce66" table:formula="oooc:=[.$E66]*[.G$60]" office:value-type="string">
            <text:p>30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122" office:value-type="string">
            <text:p>4 teaspoons ground cumin</text:p>
          </table:table-cell>
          <table:table-cell table:style-name="ce122" office:value-type="float" office:value="4">
            <text:p>4</text:p>
          </table:table-cell>
          <table:table-cell table:formula="oooc:=[.D67]/[.$B$62]" office:value-type="string">
            <text:p>1</text:p>
          </table:table-cell>
          <table:table-cell table:style-name="ce105" office:value-type="string">
            <text:p>tsp</text:p>
          </table:table-cell>
          <table:table-cell table:style-name="ce66" table:formula="oooc:=[.$E67]*[.G$60]" office:value-type="string">
            <text:p>60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122" office:value-type="string">
            <text:p>1/2 teaspoon ground chipotle chile (see Note)</text:p>
          </table:table-cell>
          <table:table-cell table:style-name="ce122" office:value-type="float" office:value="0.5">
            <text:p>0.5</text:p>
          </table:table-cell>
          <table:table-cell table:formula="oooc:=[.D68]/[.$B$62]" office:value-type="string">
            <text:p>0.125</text:p>
          </table:table-cell>
          <table:table-cell table:style-name="ce105" office:value-type="string">
            <text:p>tsp</text:p>
          </table:table-cell>
          <table:table-cell table:style-name="ce66" table:formula="oooc:=[.$E68]*[.G$60]" office:value-type="string">
            <text:p>7.5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122" office:value-type="string">
            <text:p>1/4 teaspoon salt</text:p>
          </table:table-cell>
          <table:table-cell table:style-name="ce122" office:value-type="float" office:value="0.25">
            <text:p>0.25</text:p>
          </table:table-cell>
          <table:table-cell table:formula="oooc:=[.D69]/[.$B$62]" office:value-type="string">
            <text:p>0.0625</text:p>
          </table:table-cell>
          <table:table-cell table:style-name="ce105" office:value-type="string">
            <text:p>tsp</text:p>
          </table:table-cell>
          <table:table-cell table:style-name="ce66" table:formula="oooc:=[.$E69]*[.G$60]" office:value-type="string">
            <text:p>3.75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122" office:value-type="string">
            <text:p>2 1/2 cups water</text:p>
          </table:table-cell>
          <table:table-cell table:style-name="ce122" office:value-type="float" office:value="2.5">
            <text:p>2.5</text:p>
          </table:table-cell>
          <table:table-cell table:formula="oooc:=[.D70]/[.$B$62]" office:value-type="string">
            <text:p>0.625</text:p>
          </table:table-cell>
          <table:table-cell table:style-name="ce105" office:value-type="string">
            <text:p>cups</text:p>
          </table:table-cell>
          <table:table-cell table:style-name="ce66" table:formula="oooc:=[.$E70]*[.G$60]" office:value-type="string">
            <text:p>37.5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122" office:value-type="string">
            <text:p>2 15-ounce cans black beans, rinsed</text:p>
          </table:table-cell>
          <table:table-cell table:style-name="ce122" table:formula="oooc:=2*425.243" office:value-type="string">
            <text:p>850.486</text:p>
          </table:table-cell>
          <table:table-cell table:formula="oooc:=[.D71]/[.$B$62]" office:value-type="string">
            <text:p>212.6215</text:p>
          </table:table-cell>
          <table:table-cell table:style-name="ce105" office:value-type="string">
            <text:p>g</text:p>
          </table:table-cell>
          <table:table-cell table:style-name="ce66" table:formula="oooc:=[.$E71]*[.G$60]" office:value-type="string">
            <text:p>12757.29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122" office:value-type="string">
            <text:p>1 14-ounce can diced tomatoes</text:p>
          </table:table-cell>
          <table:table-cell table:style-name="ce122" office:value-type="float" office:value="396.8">
            <text:p>396.8</text:p>
          </table:table-cell>
          <table:table-cell table:formula="oooc:=[.D72]/[.$B$62]" office:value-type="string">
            <text:p>99.2</text:p>
          </table:table-cell>
          <table:table-cell table:style-name="ce105" office:value-type="string">
            <text:p>g</text:p>
          </table:table-cell>
          <table:table-cell table:style-name="ce66" table:formula="oooc:=[.$E72]*[.G$60]" office:value-type="string">
            <text:p>5952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122" office:value-type="string">
            <text:p>4 teaspoons lime juice</text:p>
          </table:table-cell>
          <table:table-cell table:style-name="ce122" office:value-type="float" office:value="4">
            <text:p>4</text:p>
          </table:table-cell>
          <table:table-cell table:formula="oooc:=[.D73]/[.$B$62]" office:value-type="string">
            <text:p>1</text:p>
          </table:table-cell>
          <table:table-cell table:style-name="ce105" office:value-type="string">
            <text:p>tsp</text:p>
          </table:table-cell>
          <table:table-cell table:style-name="ce66" table:formula="oooc:=[.$E73]*[.G$60]" office:value-type="string">
            <text:p>60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122" office:value-type="string">
            <text:p>1/2 cup chopped fresh cilantro</text:p>
          </table:table-cell>
          <table:table-cell table:style-name="ce122" office:value-type="float" office:value="0.5">
            <text:p>0.5</text:p>
          </table:table-cell>
          <table:table-cell table:formula="oooc:=[.D74]/[.$B$62]" office:value-type="string">
            <text:p>0.125</text:p>
          </table:table-cell>
          <table:table-cell table:style-name="ce105" office:value-type="string">
            <text:p>cup</text:p>
          </table:table-cell>
          <table:table-cell table:style-name="ce66" table:formula="oooc:=[.$E74]*[.G$60]" office:value-type="string">
            <text:p>7.5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123" office:value-type="string">
            <text:p>2 teaspoons unsweetened cocoa powder</text:p>
          </table:table-cell>
          <table:table-cell table:style-name="ce42"/>
          <table:table-cell/>
          <table:table-cell table:style-name="ce105"/>
          <table:table-cell table:style-name="ce66"/>
          <table:table-cell table:style-name="ce38"/>
          <table:table-cell table:style-name="ce42"/>
          <table:table-cell table:number-columns-repeated="19" table:style-name="ce23"/>
        </table:table-row>
        <table:table-row table:style-name="ro2">
          <table:table-cell table:style-name="ce21"/>
          <table:table-cell table:style-name="ce23"/>
          <table:table-cell table:style-name="ce123" office:value-type="string">
            <text:p>¼ teaspoon ground cinnamon</text:p>
          </table:table-cell>
          <table:table-cell table:style-name="ce42"/>
          <table:table-cell/>
          <table:table-cell table:style-name="ce105"/>
          <table:table-cell table:style-name="ce66"/>
          <table:table-cell table:style-name="ce38"/>
          <table:table-cell table:style-name="ce42"/>
          <table:table-cell table:number-columns-repeated="19" table:style-name="ce23"/>
        </table:table-row>
        <table:table-row table:style-name="ro2">
          <table:table-cell table:style-name="ce21"/>
          <table:table-cell table:style-name="ce23"/>
          <table:table-cell table:style-name="ce124"/>
          <table:table-cell table:style-name="ce42"/>
          <table:table-cell/>
          <table:table-cell table:style-name="ce105"/>
          <table:table-cell table:style-name="ce66"/>
          <table:table-cell table:style-name="ce38"/>
          <table:table-cell table:style-name="ce42"/>
          <table:table-cell table:number-columns-repeated="19" table:style-name="ce23"/>
        </table:table-row>
        <table:table-row table:style-name="ro2">
          <table:table-cell table:style-name="ce21"/>
          <table:table-cell table:style-name="ce23"/>
          <table:table-cell table:style-name="ce124" office:value-type="string">
            <text:p>avocado</text:p>
          </table:table-cell>
          <table:table-cell table:style-name="ce42" office:value-type="float" office:value="1">
            <text:p>1</text:p>
          </table:table-cell>
          <table:table-cell table:formula="oooc:=[.D78]/[.$B$62]" office:value-type="string">
            <text:p>0.25</text:p>
          </table:table-cell>
          <table:table-cell table:style-name="ce105" office:value-type="string">
            <text:p>piece</text:p>
          </table:table-cell>
          <table:table-cell table:style-name="ce66" table:formula="oooc:=[.$E78]*[.G$60]" office:value-type="string">
            <text:p>15</text:p>
          </table:table-cell>
          <table:table-cell table:style-name="ce38"/>
          <table:table-cell table:style-name="ce42" office:value-type="string">
            <text:p>Optional</text:p>
          </table:table-cell>
          <table:table-cell table:number-columns-repeated="19" table:style-name="ce23"/>
        </table:table-row>
        <table:table-row table:style-name="ro2">
          <table:table-cell table:style-name="ce21"/>
          <table:table-cell table:style-name="ce23"/>
          <table:table-cell table:style-name="ce124" office:value-type="string">
            <text:p>crema</text:p>
          </table:table-cell>
          <table:table-cell table:style-name="ce42" office:value-type="float" office:value="50">
            <text:p>50</text:p>
          </table:table-cell>
          <table:table-cell table:formula="oooc:=[.D79]/[.$B$62]" office:value-type="string">
            <text:p>12.5</text:p>
          </table:table-cell>
          <table:table-cell table:style-name="ce105" office:value-type="string">
            <text:p>g</text:p>
          </table:table-cell>
          <table:table-cell table:style-name="ce66" table:formula="oooc:=[.$E79]*[.G$60]" office:value-type="string">
            <text:p>750</text:p>
          </table:table-cell>
          <table:table-cell table:style-name="ce38"/>
          <table:table-cell table:style-name="ce42" office:value-type="string">
            <text:p>Optional</text:p>
          </table:table-cell>
          <table:table-cell table:number-columns-repeated="19" table:style-name="ce23"/>
        </table:table-row>
        <table:table-row table:style-name="ro2">
          <table:table-cell table:style-name="ce21"/>
          <table:table-cell table:style-name="ce42" office:value-type="string">
            <text:p>Rice</text:p>
          </table:table-cell>
          <table:table-cell table:style-name="ce124"/>
          <table:table-cell table:style-name="ce23"/>
          <table:table-cell table:style-name="ce42" office:value-type="float" office:value="75">
            <text:p>75</text:p>
          </table:table-cell>
          <table:table-cell table:style-name="ce105" office:value-type="string">
            <text:p>g</text:p>
          </table:table-cell>
          <table:table-cell table:style-name="ce66" table:formula="oooc:=[.$E80]*[.G$60]" office:value-type="string">
            <text:p>4500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42" office:value-type="string">
            <text:p>Bread</text:p>
          </table:table-cell>
          <table:table-cell/>
          <table:table-cell table:style-name="ce23"/>
          <table:table-cell table:style-name="ce42" office:value-type="string">
            <text:p>?</text:p>
          </table:table-cell>
          <table:table-cell table:style-name="ce61"/>
          <table:table-cell table:style-name="ce99"/>
          <table:table-cell/>
          <table:table-cell table:number-columns-repeated="20" table:style-name="ce23"/>
        </table:table-row>
        <table:table-row table:style-name="ro2">
          <table:table-cell table:style-name="ce21"/>
          <table:table-cell table:number-columns-repeated="3" table:style-name="ce23"/>
          <table:table-cell/>
          <table:table-cell table:style-name="ce61"/>
          <table:table-cell table:style-name="ce66"/>
          <table:table-cell table:style-name="ce38"/>
          <table:table-cell table:number-columns-repeated="20" table:style-name="ce23"/>
        </table:table-row>
        <table:table-row table:style-name="ro2">
          <table:table-cell table:style-name="ce40" office:value-type="string">
            <text:p>Dessert</text:p>
          </table:table-cell>
          <table:table-cell table:number-columns-repeated="4" table:style-name="ce125"/>
          <table:table-cell table:number-columns-repeated="2" table:style-name="ce33"/>
          <table:table-cell table:style-name="ce125"/>
          <table:table-cell table:number-columns-repeated="20" table:style-name="ce33"/>
        </table:table-row>
        <table:table-row table:style-name="ro2">
          <table:table-cell table:style-name="ce21"/>
          <table:table-cell table:style-name="ce22" office:value-type="string">
            <text:p>Clafourtis</text:p>
          </table:table-cell>
          <table:table-cell table:style-name="ce91" office:value-type="string">
            <text:p>250g  cherries or green apples or peaches in a can</text:p>
          </table:table-cell>
          <table:table-cell table:style-name="ce39" office:value-type="float" office:value="250">
            <text:p>250</text:p>
          </table:table-cell>
          <table:table-cell table:style-name="ce38" table:formula="oooc:=[.D84]/4" office:value-type="string">
            <text:p>62.5</text:p>
          </table:table-cell>
          <table:table-cell table:style-name="ce60" office:value-type="string">
            <text:p>g</text:p>
          </table:table-cell>
          <table:table-cell table:style-name="ce66" table:formula="oooc:=[.$E84]*[.G$60]" office:value-type="string">
            <text:p>3750</text:p>
          </table:table-cell>
          <table:table-cell table:style-name="ce38"/>
          <table:table-cell table:style-name="ce126" office:value-type="string">
            <text:p>No oven - so this can't be done</text:p>
          </table:table-cell>
          <table:table-cell table:number-columns-repeated="19" table:style-name="ce23"/>
        </table:table-row>
        <table:table-row table:style-name="ro2">
          <table:table-cell table:style-name="ce21"/>
          <table:table-cell table:style-name="ce23"/>
          <table:table-cell table:style-name="ce89" office:value-type="string">
            <text:p>75g sugar powder</text:p>
          </table:table-cell>
          <table:table-cell table:style-name="ce39" office:value-type="float" office:value="75">
            <text:p>75</text:p>
          </table:table-cell>
          <table:table-cell table:style-name="ce38" table:formula="oooc:=[.D85]/4" office:value-type="string">
            <text:p>18.75</text:p>
          </table:table-cell>
          <table:table-cell table:style-name="ce60" office:value-type="string">
            <text:p>g</text:p>
          </table:table-cell>
          <table:table-cell table:style-name="ce66" table:formula="oooc:=[.$E85]*[.G$60]" office:value-type="string">
            <text:p>1125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89" office:value-type="string">
            <text:p>75g flour</text:p>
          </table:table-cell>
          <table:table-cell table:style-name="ce39" office:value-type="float" office:value="75">
            <text:p>75</text:p>
          </table:table-cell>
          <table:table-cell table:style-name="ce38" table:formula="oooc:=[.D86]/4" office:value-type="string">
            <text:p>18.75</text:p>
          </table:table-cell>
          <table:table-cell table:style-name="ce60" office:value-type="string">
            <text:p>g</text:p>
          </table:table-cell>
          <table:table-cell table:style-name="ce66" table:formula="oooc:=[.$E86]*[.G$60]" office:value-type="string">
            <text:p>1125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89" office:value-type="string">
            <text:p>50g butter</text:p>
          </table:table-cell>
          <table:table-cell table:style-name="ce39" office:value-type="float" office:value="50">
            <text:p>50</text:p>
          </table:table-cell>
          <table:table-cell table:style-name="ce38" table:formula="oooc:=[.D87]/4" office:value-type="string">
            <text:p>12.5</text:p>
          </table:table-cell>
          <table:table-cell table:style-name="ce60" office:value-type="string">
            <text:p>g</text:p>
          </table:table-cell>
          <table:table-cell table:style-name="ce66" table:formula="oooc:=[.$E87]*[.G$60]" office:value-type="string">
            <text:p>750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89" office:value-type="string">
            <text:p>2 egg</text:p>
          </table:table-cell>
          <table:table-cell table:style-name="ce39" office:value-type="float" office:value="2">
            <text:p>2</text:p>
          </table:table-cell>
          <table:table-cell table:style-name="ce38" table:formula="oooc:=[.D88]/4" office:value-type="string">
            <text:p>0.5</text:p>
          </table:table-cell>
          <table:table-cell table:style-name="ce60" office:value-type="string">
            <text:p>egg</text:p>
          </table:table-cell>
          <table:table-cell table:style-name="ce66" table:formula="oooc:=[.$E88]*[.G$60]" office:value-type="string">
            <text:p>30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89" office:value-type="string">
            <text:p>33 ml milk</text:p>
          </table:table-cell>
          <table:table-cell table:style-name="ce39" office:value-type="float" office:value="33">
            <text:p>33</text:p>
          </table:table-cell>
          <table:table-cell table:style-name="ce38" table:formula="oooc:=[.D89]/4" office:value-type="string">
            <text:p>8.25</text:p>
          </table:table-cell>
          <table:table-cell table:style-name="ce60" office:value-type="string">
            <text:p>ml</text:p>
          </table:table-cell>
          <table:table-cell table:style-name="ce66" table:formula="oooc:=[.$E89]*[.G$60]" office:value-type="string">
            <text:p>495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89" office:value-type="string">
            <text:p>200 ml creme fraiche</text:p>
          </table:table-cell>
          <table:table-cell table:style-name="ce39" office:value-type="float" office:value="200">
            <text:p>200</text:p>
          </table:table-cell>
          <table:table-cell table:style-name="ce38" table:formula="oooc:=[.D90]/4" office:value-type="string">
            <text:p>50</text:p>
          </table:table-cell>
          <table:table-cell table:style-name="ce60" office:value-type="string">
            <text:p>ml</text:p>
          </table:table-cell>
          <table:table-cell table:style-name="ce66" table:formula="oooc:=[.$E90]*[.G$60]" office:value-type="string">
            <text:p>3000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89" office:value-type="string">
            <text:p>1 pinch salt</text:p>
          </table:table-cell>
          <table:table-cell table:style-name="ce39" office:value-type="float" office:value="1">
            <text:p>1</text:p>
          </table:table-cell>
          <table:table-cell table:style-name="ce38" table:formula="oooc:=[.D91]/4" office:value-type="string">
            <text:p>0.25</text:p>
          </table:table-cell>
          <table:table-cell table:style-name="ce60" office:value-type="string">
            <text:p>pinch</text:p>
          </table:table-cell>
          <table:table-cell table:style-name="ce66" table:formula="oooc:=[.$E91]*[.G$60]" office:value-type="string">
            <text:p>15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style-name="ce23"/>
          <table:table-cell table:style-name="ce89" office:value-type="string">
            <text:p>1 sachet vanilla </text:p>
          </table:table-cell>
          <table:table-cell table:style-name="ce39" office:value-type="float" office:value="1">
            <text:p>1</text:p>
          </table:table-cell>
          <table:table-cell table:style-name="ce38" table:formula="oooc:=[.D92]/4" office:value-type="string">
            <text:p>0.25</text:p>
          </table:table-cell>
          <table:table-cell table:style-name="ce60" office:value-type="string">
            <text:p>sachet</text:p>
          </table:table-cell>
          <table:table-cell table:style-name="ce66" table:formula="oooc:=[.$E92]*[.G$60]" office:value-type="string">
            <text:p>15</text:p>
          </table:table-cell>
          <table:table-cell table:style-name="ce38"/>
          <table:table-cell table:number-columns-repeated="20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style-name="ce24" office:value-type="string">
            <text:p>Custard</text:p>
          </table:table-cell>
          <table:table-cell table:style-name="ce127" office:value-type="string">
            <text:p>1 cup (250ml) milk</text:p>
          </table:table-cell>
          <table:table-cell table:style-name="ce42" office:value-type="float" office:value="250">
            <text:p>250</text:p>
          </table:table-cell>
          <table:table-cell table:style-name="ce38" table:formula="oooc:=[.D94]/[.$B$95]" office:value-type="string">
            <text:p>83.33333333</text:p>
          </table:table-cell>
          <table:table-cell table:style-name="ce105" office:value-type="string">
            <text:p>ml</text:p>
          </table:table-cell>
          <table:table-cell table:style-name="ce66" table:formula="oooc:=[.$E94]*[.G$60]" office:value-type="string">
            <text:p>5000</text:p>
          </table:table-cell>
          <table:table-cell table:number-columns-repeated="21" table:style-name="ce23"/>
        </table:table-row>
        <table:table-row table:style-name="ro2">
          <table:table-cell table:style-name="ce21"/>
          <table:table-cell table:style-name="ce42" office:value-type="float" office:value="3">
            <text:p>3</text:p>
          </table:table-cell>
          <table:table-cell table:style-name="ce127" office:value-type="string">
            <text:p>1 egg</text:p>
          </table:table-cell>
          <table:table-cell table:style-name="ce42" office:value-type="float" office:value="1">
            <text:p>1</text:p>
          </table:table-cell>
          <table:table-cell table:style-name="ce38" table:formula="oooc:=[.D95]/[.$B$95]" office:value-type="string">
            <text:p>0.3333333333</text:p>
          </table:table-cell>
          <table:table-cell table:style-name="ce105" office:value-type="string">
            <text:p>eggs</text:p>
          </table:table-cell>
          <table:table-cell table:style-name="ce66" table:formula="oooc:=[.$E95]*[.G$60]" office:value-type="string">
            <text:p>20</text:p>
          </table:table-cell>
          <table:table-cell table:number-columns-repeated="21" table:style-name="ce23"/>
        </table:table-row>
        <table:table-row table:style-name="ro2">
          <table:table-cell table:style-name="ce21"/>
          <table:table-cell table:style-name="ce23"/>
          <table:table-cell table:style-name="ce128" office:value-type="string">
            <text:p>2 tbsps CSR Golden Syrup</text:p>
          </table:table-cell>
          <table:table-cell table:style-name="ce42" office:value-type="float" office:value="30">
            <text:p>30</text:p>
          </table:table-cell>
          <table:table-cell table:style-name="ce38" table:formula="oooc:=[.D96]/[.$B$95]" office:value-type="string">
            <text:p>10</text:p>
          </table:table-cell>
          <table:table-cell table:style-name="ce105" office:value-type="string">
            <text:p>ml</text:p>
          </table:table-cell>
          <table:table-cell table:style-name="ce66" table:formula="oooc:=[.$E96]*[.G$60]" office:value-type="string">
            <text:p>600</text:p>
          </table:table-cell>
          <table:table-cell table:number-columns-repeated="21" table:style-name="ce23"/>
        </table:table-row>
        <table:table-row table:style-name="ro2">
          <table:table-cell table:style-name="ce21"/>
          <table:table-cell table:style-name="ce23"/>
          <table:table-cell table:style-name="ce127" office:value-type="string">
            <text:p>1 tbsp cornflour</text:p>
          </table:table-cell>
          <table:table-cell table:style-name="ce42" office:value-type="float" office:value="1">
            <text:p>1</text:p>
          </table:table-cell>
          <table:table-cell table:style-name="ce38" table:formula="oooc:=[.D97]/[.$B$95]" office:value-type="string">
            <text:p>0.3333333333</text:p>
          </table:table-cell>
          <table:table-cell table:style-name="ce105" office:value-type="string">
            <text:p>tbsp</text:p>
          </table:table-cell>
          <table:table-cell table:style-name="ce66" table:formula="oooc:=[.$E97]*[.G$60]" office:value-type="string">
            <text:p>20</text:p>
          </table:table-cell>
          <table:table-cell table:number-columns-repeated="21" table:style-name="ce23"/>
        </table:table-row>
        <table:table-row table:style-name="ro2">
          <table:table-cell table:style-name="ce21"/>
          <table:table-cell table:style-name="ce23"/>
          <table:table-cell table:style-name="ce42" office:value-type="string">
            <text:p>1/2 tsp vanilla</text:p>
          </table:table-cell>
          <table:table-cell table:style-name="ce42" office:value-type="float" office:value="5">
            <text:p>5</text:p>
          </table:table-cell>
          <table:table-cell table:style-name="ce38" table:formula="oooc:=[.D98]/[.$B$95]" office:value-type="string">
            <text:p>1.666666667</text:p>
          </table:table-cell>
          <table:table-cell table:style-name="ce105" office:value-type="string">
            <text:p>ml</text:p>
          </table:table-cell>
          <table:table-cell table:style-name="ce66" table:formula="oooc:=[.$E98]*[.G$60]" office:value-type="string">
            <text:p>100</text:p>
          </table:table-cell>
          <table:table-cell table:number-columns-repeated="21" table:style-name="ce23"/>
        </table:table-row>
        <table:table-row table:style-name="ro2">
          <table:table-cell table:style-name="ce21"/>
          <table:table-cell table:style-name="ce23"/>
          <table:table-cell table:style-name="ce42" office:value-type="string">
            <text:p>3/4 banana</text:p>
          </table:table-cell>
          <table:table-cell table:style-name="ce42" office:value-type="float" office:value="0.75">
            <text:p>0.75</text:p>
          </table:table-cell>
          <table:table-cell table:style-name="ce38" table:formula="oooc:=[.D99]/[.$B$95]" office:value-type="string">
            <text:p>0.25</text:p>
          </table:table-cell>
          <table:table-cell table:style-name="ce105" office:value-type="string">
            <text:p>each</text:p>
          </table:table-cell>
          <table:table-cell table:style-name="ce66" table:formula="oooc:=[.$E99]*[.G$60]" office:value-type="string">
            <text:p>15</text:p>
          </table:table-cell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4" table:style-name="ce23"/>
          <table:table-cell table:style-name="ce61"/>
          <table:table-cell table:style-name="ce64"/>
          <table:table-cell table:number-columns-repeated="21" table:style-name="ce23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  <table:table-row table:style-name="ro2">
          <table:table-cell table:number-columns-repeated="5"/>
          <table:table-cell table:style-name="ce55"/>
          <table:table-cell table:style-name="ce99"/>
        </table:table-row>
      </table:table>
      <table:table table:name="SnacksBreaks" table:style-name="ta4" table:print="false">
        <office:forms form:automatic-focus="false" form:apply-design-mode="false"/>
        <table:table-column table:style-name="co12" table:default-cell-style-name="ce15" table:number-columns-repeated="256"/>
        <table:table-row table:style-name="ro2">
          <table:table-cell table:style-name="ce22" office:value-type="string">
            <text:p>Snacks</text:p>
          </table:table-cell>
        </table:table-row>
        <table:table-row table:style-name="ro2">
          <table:table-cell table:style-name="ce21" office:value-type="string">
            <text:p>hummus </text:p>
          </table:table-cell>
        </table:table-row>
        <table:table-row table:style-name="ro2">
          <table:table-cell table:style-name="ce21" office:value-type="string">
            <text:p>pita</text:p>
          </table:table-cell>
        </table:table-row>
        <table:table-row table:style-name="ro2">
          <table:table-cell table:style-name="ce21" office:value-type="string">
            <text:p>veggies</text:p>
          </table:table-cell>
        </table:table-row>
        <table:table-row table:style-name="ro2">
          <table:table-cell table:style-name="ce21" office:value-type="string">
            <text:p>fruit</text:p>
          </table:table-cell>
        </table:table-row>
        <table:table-row table:style-name="ro2">
          <table:table-cell table:style-name="ce21" office:value-type="string">
            <text:p>cookies</text:p>
          </table:table-cell>
        </table:table-row>
        <table:table-row table:style-name="ro2">
          <table:table-cell table:style-name="ce21" office:value-type="string">
            <text:p>crisp</text:p>
          </table:table-cell>
        </table:table-row>
        <table:table-row table:style-name="ro2">
          <table:table-cell table:style-name="ce21" office:value-type="string">
            <text:p>brezeln</text:p>
          </table:table-cell>
        </table:table-row>
        <table:table-row table:style-name="ro2">
          <table:table-cell table:style-name="ce21" office:value-type="string">
            <text:p>salz stangen</text:p>
          </table:table-cell>
        </table:table-row>
        <table:table-row table:style-name="ro2">
          <table:table-cell table:style-name="ce44" office:value-type="string">
            <text:p>frischekäse</text:p>
          </table:table-cell>
        </table:table-row>
      </table:table>
      <table:table table:name="To hireborrow" table:style-name="ta5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44" office:value-type="string">
            <text:p>Quantity</text:p>
          </table:table-cell>
          <table:table-cell table:style-name="ce44" office:value-type="string">
            <text:p>English</text:p>
          </table:table-cell>
          <table:table-cell table:style-name="ce44" office:value-type="string">
            <text:p>German</text:p>
          </table:table-cell>
          <table:table-cell table:style-name="ce44" office:value-type="string">
            <text:p>Daniela</text:p>
          </table:table-cell>
          <table:table-cell table:style-name="ce44" office:value-type="string">
            <text:p>Annabel</text:p>
          </table:table-cell>
        </table:table-row>
        <table:table-row table:style-name="ro2">
          <table:table-cell table:style-name="ce44"/>
          <table:table-cell table:style-name="ce44" office:value-type="string">
            <text:p>Barbecue</text:p>
          </table:table-cell>
          <table:table-cell table:style-name="ce44" office:value-type="string">
            <text:p>Grill</text:p>
          </table:table-cell>
        </table:table-row>
        <table:table-row table:style-name="ro2">
          <table:table-cell table:style-name="ce44"/>
          <table:table-cell table:style-name="ce44" office:value-type="string">
            <text:p>Coffee thermos</text:p>
          </table:table-cell>
          <table:table-cell table:style-name="ce44" office:value-type="string">
            <text:p>Thermoskanne</text:p>
          </table:table-cell>
        </table:table-row>
        <table:table-row table:style-name="ro2">
          <table:table-cell table:style-name="ce44" office:value-type="float" office:value="2">
            <text:p>2</text:p>
          </table:table-cell>
          <table:table-cell table:style-name="ce44" office:value-type="string">
            <text:p>Pod 17 liters</text:p>
          </table:table-cell>
          <table:table-cell/>
          <table:table-cell table:style-name="ce44" office:value-type="float" office:value="1">
            <text:p>1</text:p>
          </table:table-cell>
          <table:table-cell table:style-name="ce44" office:value-type="float" office:value="1">
            <text:p>1</text:p>
          </table:table-cell>
        </table:table-row>
        <table:table-row table:style-name="ro2">
          <table:table-cell/>
          <table:table-cell table:style-name="ce44" office:value-type="string">
            <text:p>Gas Oven?</text:p>
          </table:table-cell>
        </table:table-row>
        <table:table-row table:style-name="ro2">
          <table:table-cell/>
          <table:table-cell table:style-name="ce44" office:value-type="string">
            <text:p>Large salad bowls</text:p>
          </table:table-cell>
        </table:table-row>
        <table:table-row table:style-name="ro2">
          <table:table-cell/>
          <table:table-cell table:style-name="ce44" office:value-type="string">
            <text:p>Mandolin or food processor</text:p>
          </table:table-cell>
        </table:table-row>
        <table:table-row table:number-rows-repeated="7" table:style-name="ro6"/>
        <table:table-row table:style-name="ro2">
          <table:table-cell/>
          <table:table-cell table:style-name="ce44" office:value-type="string">
            <text:p>REFER HERE</text:p>
          </table:table-cell>
          <table:table-cell table:style-name="ce129" office:value-type="string" office:value="https://docs.google.com/spreadsheets/d/1sqmMmvDCzCfNnC6LuRAEcY7AVs-kmr58jgOGei1GeMc/edit#gid=1060683525">
            <text:p><text:a xlink:href="https://docs.google.com/spreadsheets/d/1sqmMmvDCzCfNnC6LuRAEcY7AVs-kmr58jgOGei1GeMc/edit#gid=1060683525">https://docs.google.com/spreadsheets/d/1sqmMmvDCzCfNnC6LuRAEcY7AVs-kmr58jgOGei1GeMc/edit#gid=1060683525</text:a></text:p>
          </table:table-cell>
        </table:table-row>
      </table:table>
      <table:table table:name="test" table:style-name="ta6" table:print="false">
        <office:forms form:automatic-focus="false" form:apply-design-mode="false"/>
        <table:table-column table:style-name="co15" table:default-cell-style-name="ce15"/>
        <table:table-column table:style-name="co16" table:default-cell-style-name="ce15"/>
        <table:table-column table:style-name="co15" table:default-cell-style-name="ce15" table:number-columns-repeated="254"/>
        <table:table-row table:style-name="ro2">
          <table:table-cell table:number-columns-repeated="5" table:style-name="ce33"/>
          <table:table-cell table:style-name="ce65" office:value-type="float" office:value="6">
            <text:p>6</text:p>
          </table:table-cell>
        </table:table-row>
        <table:table-row table:style-name="ro2">
          <table:table-cell table:style-name="ce119" office:value-type="string">
            <text:p>Sweet Potato and Black bean chili (/4 for main)</text:p>
          </table:table-cell>
          <table:table-cell table:number-columns-repeated="2"/>
          <table:table-cell table:style-name="ce120"/>
          <table:table-cell table:style-name="ce121" office:value-type="string">
            <text:p>g</text:p>
          </table:table-cell>
          <table:table-cell table:style-name="ce99"/>
        </table:table-row>
        <table:table-row table:style-name="ro2">
          <table:table-cell table:style-name="ce42" office:value-type="float" office:value="4">
            <text:p>4</text:p>
          </table:table-cell>
          <table:table-cell table:style-name="ce122" office:value-type="string">
            <text:p>1 tablespoon plus 2 teaspoons extra-virgin olive oil</text:p>
          </table:table-cell>
          <table:table-cell table:style-name="ce122" office:value-type="float" office:value="15">
            <text:p>15</text:p>
          </table:table-cell>
          <table:table-cell table:formula="oooc:=[.C3]/[.$A$3]" office:value-type="string">
            <text:p>3.75</text:p>
          </table:table-cell>
          <table:table-cell table:style-name="ce105" office:value-type="string">
            <text:p>ml</text:p>
          </table:table-cell>
          <table:table-cell table:style-name="ce66" table:formula="oooc:=[.D3]*[.$F$1]" office:value-type="string">
            <text:p>22.5</text:p>
          </table:table-cell>
          <table:table-cell table:style-name="ce44" office:value-type="string">
            <text:p>y</text:p>
          </table:table-cell>
        </table:table-row>
        <table:table-row table:style-name="ro2">
          <table:table-cell table:style-name="ce23"/>
          <table:table-cell table:style-name="ce122" office:value-type="string">
            <text:p>1 medium-large sweet potato, peeled and diced (250g)</text:p>
          </table:table-cell>
          <table:table-cell table:style-name="ce122" office:value-type="float" office:value="1">
            <text:p>1</text:p>
          </table:table-cell>
          <table:table-cell table:formula="oooc:=250*[.C4]/[.$A$3]" office:value-type="string">
            <text:p>62.5</text:p>
          </table:table-cell>
          <table:table-cell table:style-name="ce105" office:value-type="string">
            <text:p>g</text:p>
          </table:table-cell>
          <table:table-cell table:style-name="ce66" table:formula="oooc:=[.D4]*[.$F$1]" office:value-type="string">
            <text:p>375</text:p>
          </table:table-cell>
          <table:table-cell table:style-name="ce44" office:value-type="string">
            <text:p>y</text:p>
          </table:table-cell>
        </table:table-row>
        <table:table-row table:style-name="ro2">
          <table:table-cell table:style-name="ce23"/>
          <table:table-cell table:style-name="ce122" office:value-type="string">
            <text:p>1 large onion, diced</text:p>
          </table:table-cell>
          <table:table-cell table:style-name="ce122" office:value-type="float" office:value="115">
            <text:p>115</text:p>
          </table:table-cell>
          <table:table-cell table:formula="oooc:=[.C5]/[.$A$3]" office:value-type="string">
            <text:p>28.75</text:p>
          </table:table-cell>
          <table:table-cell table:style-name="ce105" office:value-type="string">
            <text:p>g</text:p>
          </table:table-cell>
          <table:table-cell table:style-name="ce66" table:formula="oooc:=[.D5]*[.$F$1]" office:value-type="string">
            <text:p>172.5</text:p>
          </table:table-cell>
          <table:table-cell table:style-name="ce44" table:formula="oooc:=160/6" office:value-type="string">
            <text:p>26.66666667</text:p>
          </table:table-cell>
        </table:table-row>
        <table:table-row table:style-name="ro2">
          <table:table-cell table:style-name="ce23"/>
          <table:table-cell table:style-name="ce122" office:value-type="string">
            <text:p>4 cloves garlic, minced</text:p>
          </table:table-cell>
          <table:table-cell table:style-name="ce122" office:value-type="float" office:value="4">
            <text:p>4</text:p>
          </table:table-cell>
          <table:table-cell table:formula="oooc:=[.C6]/[.$A$3]" office:value-type="string">
            <text:p>1</text:p>
          </table:table-cell>
          <table:table-cell table:style-name="ce105" office:value-type="string">
            <text:p>cloves</text:p>
          </table:table-cell>
          <table:table-cell table:style-name="ce66" table:formula="oooc:=[.D6]*[.$F$1]" office:value-type="string">
            <text:p>6</text:p>
          </table:table-cell>
          <table:table-cell table:style-name="ce44" office:value-type="string">
            <text:p>y</text:p>
          </table:table-cell>
        </table:table-row>
        <table:table-row table:style-name="ro2">
          <table:table-cell table:style-name="ce23"/>
          <table:table-cell table:style-name="ce122" office:value-type="string">
            <text:p>2 tablespoons chili powder</text:p>
          </table:table-cell>
          <table:table-cell table:style-name="ce122" office:value-type="float" office:value="2">
            <text:p>2</text:p>
          </table:table-cell>
          <table:table-cell table:formula="oooc:=[.C7]/[.$A$3]" office:value-type="string">
            <text:p>0.5</text:p>
          </table:table-cell>
          <table:table-cell table:style-name="ce105" office:value-type="string">
            <text:p>tbsp</text:p>
          </table:table-cell>
          <table:table-cell table:style-name="ce66" table:formula="oooc:=[.D7]*[.$F$1]" office:value-type="string">
            <text:p>3</text:p>
          </table:table-cell>
          <table:table-cell table:style-name="ce44" office:value-type="string">
            <text:p>use 0.25</text:p>
          </table:table-cell>
        </table:table-row>
        <table:table-row table:style-name="ro2">
          <table:table-cell table:style-name="ce23"/>
          <table:table-cell table:style-name="ce122" office:value-type="string">
            <text:p>4 teaspoons ground cumin</text:p>
          </table:table-cell>
          <table:table-cell table:style-name="ce122" office:value-type="float" office:value="4">
            <text:p>4</text:p>
          </table:table-cell>
          <table:table-cell table:formula="oooc:=[.C8]/[.$A$3]" office:value-type="string">
            <text:p>1</text:p>
          </table:table-cell>
          <table:table-cell table:style-name="ce105" office:value-type="string">
            <text:p>tsp</text:p>
          </table:table-cell>
          <table:table-cell table:style-name="ce66" table:formula="oooc:=[.D8]*[.$F$1]" office:value-type="string">
            <text:p>6</text:p>
          </table:table-cell>
          <table:table-cell table:style-name="ce44" office:value-type="string">
            <text:p>y</text:p>
          </table:table-cell>
        </table:table-row>
        <table:table-row table:style-name="ro2">
          <table:table-cell table:style-name="ce23"/>
          <table:table-cell table:style-name="ce122" office:value-type="string">
            <text:p>1/2 teaspoon ground chipotle chile (see Note)</text:p>
          </table:table-cell>
          <table:table-cell table:style-name="ce122" office:value-type="float" office:value="0.5">
            <text:p>0.5</text:p>
          </table:table-cell>
          <table:table-cell table:formula="oooc:=[.C9]/[.$A$3]" office:value-type="string">
            <text:p>0.125</text:p>
          </table:table-cell>
          <table:table-cell table:style-name="ce105" office:value-type="string">
            <text:p>tsp</text:p>
          </table:table-cell>
          <table:table-cell table:style-name="ce66" table:formula="oooc:=[.D9]*[.$F$1]" office:value-type="string">
            <text:p>0.75</text:p>
          </table:table-cell>
          <table:table-cell table:style-name="ce44" office:value-type="string">
            <text:p>y</text:p>
          </table:table-cell>
        </table:table-row>
        <table:table-row table:style-name="ro2">
          <table:table-cell table:style-name="ce23"/>
          <table:table-cell table:style-name="ce122" office:value-type="string">
            <text:p>1/4 teaspoon salt</text:p>
          </table:table-cell>
          <table:table-cell table:style-name="ce122" office:value-type="float" office:value="0.25">
            <text:p>0.25</text:p>
          </table:table-cell>
          <table:table-cell table:formula="oooc:=[.C10]/[.$A$3]" office:value-type="string">
            <text:p>0.0625</text:p>
          </table:table-cell>
          <table:table-cell table:style-name="ce105" office:value-type="string">
            <text:p>tsp</text:p>
          </table:table-cell>
          <table:table-cell table:style-name="ce66" table:formula="oooc:=[.D10]*[.$F$1]" office:value-type="string">
            <text:p>0.375</text:p>
          </table:table-cell>
          <table:table-cell table:style-name="ce44" office:value-type="string">
            <text:p>y</text:p>
          </table:table-cell>
        </table:table-row>
        <table:table-row table:style-name="ro2">
          <table:table-cell table:style-name="ce23"/>
          <table:table-cell table:style-name="ce122" office:value-type="string">
            <text:p>2 1/2 cups water</text:p>
          </table:table-cell>
          <table:table-cell table:style-name="ce122" office:value-type="float" office:value="2.5">
            <text:p>2.5</text:p>
          </table:table-cell>
          <table:table-cell table:formula="oooc:=[.C11]/[.$A$3]" office:value-type="string">
            <text:p>0.625</text:p>
          </table:table-cell>
          <table:table-cell table:style-name="ce105" office:value-type="string">
            <text:p>cups</text:p>
          </table:table-cell>
          <table:table-cell table:style-name="ce66" table:formula="oooc:=[.D11]*[.$F$1]" office:value-type="string">
            <text:p>3.75</text:p>
          </table:table-cell>
          <table:table-cell table:style-name="ce44" office:value-type="string">
            <text:p>use 0.5 less</text:p>
          </table:table-cell>
        </table:table-row>
        <table:table-row table:style-name="ro2">
          <table:table-cell table:style-name="ce23"/>
          <table:table-cell table:style-name="ce122" office:value-type="string">
            <text:p>2 15-ounce cans black beans, rinsed</text:p>
          </table:table-cell>
          <table:table-cell table:style-name="ce122" table:formula="oooc:=2*425.243" office:value-type="string">
            <text:p>850.486</text:p>
          </table:table-cell>
          <table:table-cell table:formula="oooc:=[.C12]/[.$A$3]" office:value-type="string">
            <text:p>212.6215</text:p>
          </table:table-cell>
          <table:table-cell table:style-name="ce105" office:value-type="string">
            <text:p>g</text:p>
          </table:table-cell>
          <table:table-cell table:style-name="ce66" table:formula="oooc:=[.D12]*[.$F$1]" office:value-type="string">
            <text:p>1275.729</text:p>
          </table:table-cell>
          <table:table-cell table:style-name="ce44" office:value-type="string">
            <text:p>y</text:p>
          </table:table-cell>
        </table:table-row>
        <table:table-row table:style-name="ro2">
          <table:table-cell table:style-name="ce23"/>
          <table:table-cell table:style-name="ce122" office:value-type="string">
            <text:p>1 14-ounce can diced tomatoes</text:p>
          </table:table-cell>
          <table:table-cell table:style-name="ce122" office:value-type="float" office:value="396.8">
            <text:p>396.8</text:p>
          </table:table-cell>
          <table:table-cell table:formula="oooc:=[.C13]/[.$A$3]" office:value-type="string">
            <text:p>99.2</text:p>
          </table:table-cell>
          <table:table-cell table:style-name="ce105" office:value-type="string">
            <text:p>g</text:p>
          </table:table-cell>
          <table:table-cell table:style-name="ce66" table:formula="oooc:=[.D13]*[.$F$1]" office:value-type="string">
            <text:p>595.2</text:p>
          </table:table-cell>
          <table:table-cell table:style-name="ce44" office:value-type="string">
            <text:p>y</text:p>
          </table:table-cell>
        </table:table-row>
        <table:table-row table:style-name="ro2">
          <table:table-cell table:style-name="ce23"/>
          <table:table-cell table:style-name="ce122" office:value-type="string">
            <text:p>4 teaspoons lime juice</text:p>
          </table:table-cell>
          <table:table-cell table:style-name="ce122" office:value-type="float" office:value="4">
            <text:p>4</text:p>
          </table:table-cell>
          <table:table-cell table:formula="oooc:=[.C14]/[.$A$3]" office:value-type="string">
            <text:p>1</text:p>
          </table:table-cell>
          <table:table-cell table:style-name="ce105" office:value-type="string">
            <text:p>tsp</text:p>
          </table:table-cell>
          <table:table-cell table:style-name="ce66" table:formula="oooc:=[.D14]*[.$F$1]" office:value-type="string">
            <text:p>6</text:p>
          </table:table-cell>
          <table:table-cell table:style-name="ce44" office:value-type="string">
            <text:p>y</text:p>
          </table:table-cell>
        </table:table-row>
        <table:table-row table:style-name="ro2">
          <table:table-cell table:style-name="ce23"/>
          <table:table-cell table:style-name="ce122" office:value-type="string">
            <text:p>1/2 cup chopped fresh cilantro</text:p>
          </table:table-cell>
          <table:table-cell table:style-name="ce122" office:value-type="float" office:value="0.5">
            <text:p>0.5</text:p>
          </table:table-cell>
          <table:table-cell table:formula="oooc:=[.C15]/[.$A$3]" office:value-type="string">
            <text:p>0.125</text:p>
          </table:table-cell>
          <table:table-cell table:style-name="ce105" office:value-type="string">
            <text:p>cup</text:p>
          </table:table-cell>
          <table:table-cell table:style-name="ce66" table:formula="oooc:=[.D15]*[.$F$1]" office:value-type="string">
            <text:p>0.75</text:p>
          </table:table-cell>
          <table:table-cell table:style-name="ce44" office:value-type="string">
            <text:p>y</text:p>
          </table:table-cell>
        </table:table-row>
        <table:table-row table:style-name="ro2">
          <table:table-cell table:style-name="ce23"/>
          <table:table-cell table:style-name="ce124" office:value-type="string">
            <text:p>avocado</text:p>
          </table:table-cell>
          <table:table-cell table:style-name="ce42" office:value-type="float" office:value="1">
            <text:p>1</text:p>
          </table:table-cell>
          <table:table-cell table:formula="oooc:=[.C16]/[.$A$3]" office:value-type="string">
            <text:p>0.25</text:p>
          </table:table-cell>
          <table:table-cell table:style-name="ce105" office:value-type="string">
            <text:p>piece</text:p>
          </table:table-cell>
          <table:table-cell table:style-name="ce66" table:formula="oooc:=[.D16]*[.$F$1]" office:value-type="string">
            <text:p>1.5</text:p>
          </table:table-cell>
          <table:table-cell table:style-name="ce44" office:value-type="string">
            <text:p>y</text:p>
          </table:table-cell>
        </table:table-row>
        <table:table-row table:style-name="ro2">
          <table:table-cell table:style-name="ce23"/>
          <table:table-cell table:style-name="ce124" office:value-type="string">
            <text:p>crema</text:p>
          </table:table-cell>
          <table:table-cell table:style-name="ce42" office:value-type="float" office:value="50">
            <text:p>50</text:p>
          </table:table-cell>
          <table:table-cell table:formula="oooc:=[.C17]/[.$A$3]" office:value-type="string">
            <text:p>12.5</text:p>
          </table:table-cell>
          <table:table-cell table:style-name="ce105" office:value-type="string">
            <text:p>g</text:p>
          </table:table-cell>
          <table:table-cell table:style-name="ce66" table:formula="oooc:=[.D17]*[.$F$1]" office:value-type="string">
            <text:p>75</text:p>
          </table:table-cell>
          <table:table-cell table:style-name="ce44" office:value-type="string">
            <text:p>y</text:p>
          </table:table-cell>
        </table:table-row>
        <table:table-row table:style-name="ro2">
          <table:table-cell table:style-name="ce42" office:value-type="string">
            <text:p>Rice</text:p>
          </table:table-cell>
          <table:table-cell table:style-name="ce124"/>
          <table:table-cell table:style-name="ce23"/>
          <table:table-cell table:style-name="ce44" office:value-type="float" office:value="70">
            <text:p>70</text:p>
          </table:table-cell>
          <table:table-cell table:style-name="ce105" office:value-type="string">
            <text:p>g</text:p>
          </table:table-cell>
          <table:table-cell table:style-name="ce66" table:formula="oooc:=[.D18]*[.$F$1]" office:value-type="string">
            <text:p>420</text:p>
          </table:table-cell>
          <table:table-cell table:style-name="ce44" office:value-type="string">
            <text:p>y</text:p>
          </table:table-cell>
        </table:table-row>
        <table:table-row table:style-name="ro2">
          <table:table-cell table:style-name="ce42"/>
          <table:table-cell/>
          <table:table-cell table:style-name="ce23"/>
          <table:table-cell table:style-name="ce42"/>
          <table:table-cell table:style-name="ce61"/>
          <table:table-cell table:style-name="ce99"/>
        </table:table-row>
        <table:table-row table:style-name="ro2">
          <table:table-cell/>
          <table:table-cell table:style-name="ce123" office:value-type="string">
            <text:p>2 teaspoons unsweetened cocoa powder</text:p>
          </table:table-cell>
        </table:table-row>
        <table:table-row table:style-name="ro2">
          <table:table-cell/>
          <table:table-cell table:style-name="ce123" office:value-type="string">
            <text:p>¼ teaspoon ground cinnamon</text:p>
          </table:table-cell>
        </table:table-row>
        <table:table-row table:style-name="ro2">
          <table:table-cell/>
          <table:table-cell table:style-name="ce44" office:value-type="string">
            <text:p>30 grams chocolate</text:p>
          </table:table-cell>
        </table:table-row>
      </table:table>
      <table:table table:name="Notes" table:style-name="ta7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number-columns-repeated="26" table:style-name="ce21"/>
        </table:table-row>
        <table:table-row table:style-name="ro2">
          <table:table-cell table:style-name="ce21" office:value-type="string">
            <text:p>18th July</text:p>
          </table:table-cell>
          <table:table-cell table:number-columns-repeated="25" table:style-name="ce23"/>
        </table:table-row>
        <table:table-row table:style-name="ro2">
          <table:table-cell table:style-name="ce21"/>
          <table:table-cell table:style-name="ce21" office:value-type="string">
            <text:p>Dinner</text:p>
          </table:table-cell>
          <table:table-cell table:style-name="ce42" office:value-type="string">
            <text:p>BBQ</text:p>
          </table:table-cell>
          <table:table-cell table:number-columns-repeated="23" table:style-name="ce23"/>
        </table:table-row>
        <table:table-row table:style-name="ro2">
          <table:table-cell table:style-name="ce21"/>
          <table:table-cell table:style-name="ce21" office:value-type="string">
            <text:p>Shopping delivery</text:p>
          </table:table-cell>
          <table:table-cell table:number-columns-repeated="24" table:style-name="ce23"/>
        </table:table-row>
        <table:table-row table:style-name="ro2">
          <table:table-cell table:style-name="ce21" office:value-type="string">
            <text:p>19th July - Saturday</text:p>
          </table:table-cell>
          <table:table-cell table:number-columns-repeated="25" table:style-name="ce23"/>
        </table:table-row>
        <table:table-row table:style-name="ro2">
          <table:table-cell table:style-name="ce21"/>
          <table:table-cell table:style-name="ce21" office:value-type="string">
            <text:p>Breakfast</text:p>
          </table:table-cell>
          <table:table-cell table:number-columns-repeated="24" table:style-name="ce23"/>
        </table:table-row>
        <table:table-row table:style-name="ro2">
          <table:table-cell table:style-name="ce21"/>
          <table:table-cell table:style-name="ce21" office:value-type="string">
            <text:p>Lunch</text:p>
          </table:table-cell>
          <table:table-cell table:number-columns-repeated="24" table:style-name="ce23"/>
        </table:table-row>
        <table:table-row table:style-name="ro2">
          <table:table-cell table:style-name="ce21"/>
          <table:table-cell table:style-name="ce21" office:value-type="string">
            <text:p>Dinner</text:p>
          </table:table-cell>
          <table:table-cell table:style-name="ce21" office:value-type="string">
            <text:p>Brookes Japanese curry</text:p>
          </table:table-cell>
          <table:table-cell table:number-columns-repeated="23" table:style-name="ce23"/>
        </table:table-row>
        <table:table-row table:style-name="ro2">
          <table:table-cell table:style-name="ce21"/>
          <table:table-cell table:style-name="ce21" office:value-type="string">
            <text:p>Shopping delivery</text:p>
          </table:table-cell>
          <table:table-cell table:number-columns-repeated="24" table:style-name="ce23"/>
        </table:table-row>
        <table:table-row table:style-name="ro2">
          <table:table-cell table:style-name="ce21" office:value-type="string">
            <text:p>20th July - Sunday</text:p>
          </table:table-cell>
          <table:table-cell table:number-columns-repeated="25" table:style-name="ce23"/>
        </table:table-row>
        <table:table-row table:style-name="ro2">
          <table:table-cell table:style-name="ce21"/>
          <table:table-cell table:style-name="ce21" office:value-type="string">
            <text:p>Breakfast</text:p>
          </table:table-cell>
          <table:table-cell table:number-columns-repeated="24" table:style-name="ce23"/>
        </table:table-row>
        <table:table-row table:style-name="ro2">
          <table:table-cell table:style-name="ce21"/>
          <table:table-cell table:style-name="ce21" office:value-type="string">
            <text:p>Lunch</text:p>
          </table:table-cell>
          <table:table-cell table:style-name="ce42" office:value-type="string">
            <text:p>Chili?</text:p>
          </table:table-cell>
          <table:table-cell table:number-columns-repeated="23" table:style-name="ce23"/>
        </table:table-row>
        <table:table-row table:style-name="ro2">
          <table:table-cell table:style-name="ce21"/>
          <table:table-cell table:style-name="ce21" office:value-type="string">
            <text:p>Dinner</text:p>
          </table:table-cell>
          <table:table-cell table:number-columns-repeated="24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 office:value-type="string">
            <text:p>21st July - Monday</text:p>
          </table:table-cell>
          <table:table-cell table:number-columns-repeated="25" table:style-name="ce23"/>
        </table:table-row>
        <table:table-row table:style-name="ro2">
          <table:table-cell table:style-name="ce21"/>
          <table:table-cell table:style-name="ce21" office:value-type="string">
            <text:p>Breakfast</text:p>
          </table:table-cell>
          <table:table-cell table:number-columns-repeated="24" table:style-name="ce23"/>
        </table:table-row>
        <table:table-row table:style-name="ro2">
          <table:table-cell table:style-name="ce21"/>
          <table:table-cell table:style-name="ce21" office:value-type="string">
            <text:p>Lunch</text:p>
          </table:table-cell>
          <table:table-cell table:number-columns-repeated="24" table:style-name="ce23"/>
        </table:table-row>
        <table:table-row table:style-name="ro2">
          <table:table-cell table:style-name="ce21"/>
          <table:table-cell table:style-name="ce21" office:value-type="string">
            <text:p>Dinner</text:p>
          </table:table-cell>
          <table:table-cell table:style-name="ce44" office:value-type="string">
            <text:p>10-12 euros a head</text:p>
          </table:table-cell>
          <table:table-cell table:style-name="ce23"/>
          <table:table-cell table:style-name="ce23" office:value-type="string">
            <text:p>https://foursquare.com/v/gasthausbrauerei-meierei-im-neuen-garten/4bebd83a62c0c928718de2d4</text:p>
          </table:table-cell>
          <table:table-cell table:number-columns-repeated="21" table:style-name="ce23"/>
        </table:table-row>
        <table:table-row table:style-name="ro2">
          <table:table-cell table:style-name="ce21"/>
          <table:table-cell table:number-columns-repeated="3" table:style-name="ce23"/>
          <table:table-cell table:style-name="ce42" office:value-type="string">
            <text:p>Cost for 60</text:p>
          </table:table-cell>
          <table:table-cell table:style-name="ce23" table:formula="oooc:=12*60" office:value-type="string">
            <text:p>720</text:p>
          </table:table-cell>
          <table:table-cell table:number-columns-repeated="20" table:style-name="ce23"/>
        </table:table-row>
        <table:table-row table:style-name="ro2">
          <table:table-cell table:style-name="ce21" office:value-type="string">
            <text:p>22nd Breakfast</text:p>
          </table:table-cell>
          <table:table-cell table:number-columns-repeated="25" table:style-name="ce23"/>
        </table:table-row>
        <table:table-row table:style-name="ro2">
          <table:table-cell table:style-name="ce21"/>
          <table:table-cell table:style-name="ce21" office:value-type="string">
            <text:p>Breakfast</text:p>
          </table:table-cell>
          <table:table-cell table:style-name="ce21" office:value-type="string">
            <text:p>leftovers</text:p>
          </table:table-cell>
          <table:table-cell table:number-columns-repeated="23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/>
          <table:table-cell table:number-columns-repeated="25" table:style-name="ce23"/>
        </table:table-row>
        <table:table-row table:style-name="ro2">
          <table:table-cell table:style-name="ce21" office:value-type="string">
            <text:p>Options</text:p>
          </table:table-cell>
          <table:table-cell table:style-name="ce130" office:value-type="string">
            <text:p>Bäckerei-Konditorei, Berliner Straße 121</text:p>
          </table:table-cell>
          <table:table-cell table:style-name="ce131" office:value-type="string">
            <text:p>berlin.bringmeister.de</text:p>
          </table:table-cell>
          <table:table-cell table:number-columns-repeated="23" table:style-name="ce23"/>
        </table:table-row>
        <table:table-row table:style-name="ro2">
          <table:table-cell/>
          <table:table-cell table:style-name="ce23"/>
          <table:table-cell table:style-name="ce107" office:value-type="string" office:value="http://www.supermarktcheck.de/">
            <text:p><text:a xlink:href="http://www.supermarktcheck.de/">http://www.supermarktcheck.de/</text:a></text:p>
          </table:table-cell>
          <table:table-cell table:number-columns-repeated="23" table:style-name="ce23"/>
        </table:table-row>
        <table:table-row table:style-name="ro2">
          <table:table-cell/>
          <table:table-cell table:style-name="ce23"/>
          <table:table-cell table:style-name="ce107" office:value-type="string" office:value="http://berlin.bringmeister.de/">
            <text:p><text:a xlink:href="http://berlin.bringmeister.de/">http://berlin.bringmeister.de/</text:a></text:p>
          </table:table-cell>
          <table:table-cell table:number-columns-repeated="23" table:style-name="ce23"/>
        </table:table-row>
        <table:table-row table:style-name="ro2">
          <table:table-cell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  <table:table-row table:style-name="ro2">
          <table:table-cell table:style-name="ce21"/>
          <table:table-cell table:number-columns-repeated="25" table:style-name="ce23"/>
        </table:table-row>
      </table:table>
      <table:table table:name="Brooke Japanese dinner" table:style-name="ta8" table:print="false">
        <office:forms form:automatic-focus="false" form:apply-design-mode="false"/>
        <table:table-column table:style-name="co18" table:default-cell-style-name="ce15" table:number-columns-repeated="256"/>
        <table:table-row table:style-name="ro2">
          <table:table-cell table:style-name="ce102"/>
        </table:table-row>
        <table:table-row table:style-name="ro2">
          <table:table-cell table:style-name="ce47"/>
        </table:table-row>
        <table:table-row table:style-name="ro2">
          <table:table-cell table:style-name="ce47"/>
        </table:table-row>
        <table:table-row table:style-name="ro2">
          <table:table-cell table:style-name="ce47"/>
        </table:table-row>
        <table:table-row table:style-name="ro2">
          <table:table-cell table:style-name="ce47"/>
        </table:table-row>
        <table:table-row table:style-name="ro2">
          <table:table-cell table:style-name="ce47"/>
        </table:table-row>
        <table:table-row table:style-name="ro2">
          <table:table-cell table:style-name="ce47"/>
        </table:table-row>
        <table:table-row table:style-name="ro2">
          <table:table-cell table:style-name="ce47"/>
        </table:table-row>
        <table:table-row table:style-name="ro2">
          <table:table-cell table:style-name="ce47"/>
        </table:table-row>
        <table:table-row table:style-name="ro2">
          <table:table-cell table:style-name="ce47"/>
        </table:table-row>
        <table:table-row table:style-name="ro2">
          <table:table-cell table:style-name="ce47" office:value-type="string">
            <text:p>Curry</text:p>
          </table:table-cell>
        </table:table-row>
        <table:table-row table:style-name="ro2">
          <table:table-cell table:style-name="ce44" office:value-type="string">
            <text:p>Wheat</text:p>
          </table:table-cell>
          <table:table-cell table:style-name="ce44" office:value-type="string">
            <text:p>y</text:p>
          </table:table-cell>
        </table:table-row>
        <table:table-row table:style-name="ro2">
          <table:table-cell table:style-name="ce44" office:value-type="string">
            <text:p>Soya</text:p>
          </table:table-cell>
          <table:table-cell table:style-name="ce44" office:value-type="string">
            <text:p>y</text:p>
          </table:table-cell>
        </table:table-row>
        <table:table-row table:number-rows-repeated="1" table:style-name="ro9"/>
        <table:table-row table:style-name="ro2">
          <table:table-cell table:style-name="ce47" office:value-type="string">
            <text:p>Vegan Curry</text:p>
          </table:table-cell>
        </table:table-row>
        <table:table-row table:style-name="ro2">
          <table:table-cell table:style-name="ce44" office:value-type="string">
            <text:p>Peanut</text:p>
          </table:table-cell>
          <table:table-cell table:style-name="ce44" office:value-type="string">
            <text:p>y</text:p>
          </table:table-cell>
        </table:table-row>
        <table:table-row table:number-rows-repeated="1" table:style-name="ro9"/>
        <table:table-row table:style-name="ro2">
          <table:table-cell table:style-name="ce132" office:value-type="string">
            <text:p>Dessert</text:p>
          </table:table-cell>
        </table:table-row>
        <table:table-row table:style-name="ro2">
          <table:table-cell table:style-name="ce133" office:value-type="string">
            <text:p>butter, milk, cookie and chocolate</text:p>
          </table:table-cell>
          <table:table-cell table:style-name="ce44" office:value-type="string">
            <text:p>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reakfast" style:display-name="PageStyle_Breakfas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unches" style:display-name="PageStyle_Lunch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inners" style:display-name="PageStyle_Dinner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nacksBreaks" style:display-name="PageStyle_SnacksBreak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o hireborrow" style:display-name="PageStyle_To hireborrow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Brooke Japanese dinner" style:display-name="PageStyle_Brooke Japanese dinner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